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7" style:family="table">
      <style:table-properties style:width="6.6924in" table:align="margins"/>
    </style:style>
    <style:style style:name="Table7.A" style:family="table-column">
      <style:table-column-properties style:column-width="1.5625in" style:rel-column-width="15300*"/>
    </style:style>
    <style:style style:name="Table7.B" style:family="table-column">
      <style:table-column-properties style:column-width="5.1299in" style:rel-column-width="5023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3" style:family="table">
      <style:table-properties style:width="6.6924in" table:align="margins"/>
    </style:style>
    <style:style style:name="Table3.A" style:family="table-column">
      <style:table-column-properties style:column-width="1.6875in" style:rel-column-width="16526*"/>
    </style:style>
    <style:style style:name="Table3.B" style:family="table-column">
      <style:table-column-properties style:column-width="5.0049in" style:rel-column-width="49009*"/>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margins"/>
    </style:style>
    <style:style style:name="Table6.A" style:family="table-column">
      <style:table-column-properties style:column-width="1.0625in" style:rel-column-width="10405*"/>
    </style:style>
    <style:style style:name="Table6.B" style:family="table-column">
      <style:table-column-properties style:column-width="5.6299in" style:rel-column-width="55130*"/>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 style:family="table">
      <style:table-properties style:width="3.3125in" table:align="left"/>
    </style:style>
    <style:style style:name="Table1.A" style:family="table-column">
      <style:table-column-properties style:column-width="1.3063in"/>
    </style:style>
    <style:style style:name="Table1.B" style:family="table-column">
      <style:table-column-properties style:column-width="0.6493in"/>
    </style:style>
    <style:style style:name="Table1.C" style:family="table-column">
      <style:table-column-properties style:column-width="1.3569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2.6042in" table:align="left"/>
    </style:style>
    <style:style style:name="Table2.A" style:family="table-column">
      <style:table-column-properties style:column-width="1.7396in"/>
    </style:style>
    <style:style style:name="Table2.B" style:family="table-column">
      <style:table-column-properties style:column-width="0.864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margins"/>
    </style:style>
    <style:style style:name="Table4.A" style:family="table-column">
      <style:table-column-properties style:column-width="1.375in" style:rel-column-width="13466*"/>
    </style:style>
    <style:style style:name="Table4.B" style:family="table-column">
      <style:table-column-properties style:column-width="5.3174in" style:rel-column-width="52069*"/>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margins"/>
    </style:style>
    <style:style style:name="Table8.A" style:family="table-column">
      <style:table-column-properties style:column-width="0.75in" style:rel-column-width="7344*"/>
    </style:style>
    <style:style style:name="Table8.B" style:family="table-column">
      <style:table-column-properties style:column-width="1.125in" style:rel-column-width="11016*"/>
    </style:style>
    <style:style style:name="Table8.C" style:family="table-column">
      <style:table-column-properties style:column-width="0.8125in" style:rel-column-width="7956*"/>
    </style:style>
    <style:style style:name="Table8.D" style:family="table-column">
      <style:table-column-properties style:column-width="1.9375in" style:rel-column-width="18972*"/>
    </style:style>
    <style:style style:name="Table8.E" style:family="table-column">
      <style:table-column-properties style:column-width="2.0674in" style:rel-column-width="20247*"/>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margins"/>
    </style:style>
    <style:style style:name="Table5.A" style:family="table-column">
      <style:table-column-properties style:column-width="0.875in" style:rel-column-width="8569*"/>
    </style:style>
    <style:style style:name="Table5.B" style:family="table-column">
      <style:table-column-properties style:column-width="5.8174in" style:rel-column-width="56966*"/>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9" style:family="table">
      <style:table-properties style:width="6.6924in" table:align="margins"/>
    </style:style>
    <style:style style:name="Table9.A" style:family="table-column">
      <style:table-column-properties style:column-width="0.6875in" style:rel-column-width="6732*"/>
    </style:style>
    <style:style style:name="Table9.B" style:family="table-column">
      <style:table-column-properties style:column-width="1.625in" style:rel-column-width="15912*"/>
    </style:style>
    <style:style style:name="Table9.C" style:family="table-column">
      <style:table-column-properties style:column-width="4.3799in" style:rel-column-width="42891*"/>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style="normal" officeooo:rsid="00273975" officeooo:paragraph-rsid="00273975" style:font-style-asian="normal" style:font-style-complex="normal"/>
    </style:style>
    <style:style style:name="P3" style:family="paragraph" style:parent-style-name="Text_20_body">
      <style:text-properties fo:font-style="normal" officeooo:paragraph-rsid="003a0b2d" style:font-style-asian="normal" style:font-style-complex="normal"/>
    </style:style>
    <style:style style:name="P4" style:family="paragraph" style:parent-style-name="Text_20_body">
      <style:text-properties officeooo:paragraph-rsid="001c9d1a"/>
    </style:style>
    <style:style style:name="P5" style:family="paragraph" style:parent-style-name="Text_20_body">
      <style:text-properties officeooo:rsid="001c9d1a" officeooo:paragraph-rsid="001c9d1a"/>
    </style:style>
    <style:style style:name="P6" style:family="paragraph" style:parent-style-name="Text_20_body">
      <style:text-properties officeooo:rsid="00228880"/>
    </style:style>
    <style:style style:name="P7" style:family="paragraph" style:parent-style-name="Text_20_body">
      <style:text-properties officeooo:rsid="00228880" officeooo:paragraph-rsid="00228880"/>
    </style:style>
    <style:style style:name="P8" style:family="paragraph" style:parent-style-name="Text_20_body">
      <style:paragraph-properties fo:text-align="center" style:justify-single-word="false"/>
      <style:text-properties officeooo:rsid="00228880" officeooo:paragraph-rsid="00228880"/>
    </style:style>
    <style:style style:name="P9" style:family="paragraph" style:parent-style-name="Text_20_body">
      <style:text-properties officeooo:rsid="00228880" officeooo:paragraph-rsid="003a0b2d"/>
    </style:style>
    <style:style style:name="P10" style:family="paragraph" style:parent-style-name="Text_20_body">
      <style:text-properties officeooo:paragraph-rsid="00228880"/>
    </style:style>
    <style:style style:name="P11" style:family="paragraph" style:parent-style-name="Text_20_body">
      <style:text-properties fo:font-weight="bold" officeooo:paragraph-rsid="00228880" style:font-weight-asian="bold" style:font-weight-complex="bold"/>
    </style:style>
    <style:style style:name="P12" style:family="paragraph" style:parent-style-name="Text_20_body">
      <style:text-properties fo:font-weight="bold" officeooo:paragraph-rsid="002bc4dc" style:font-weight-asian="bold" style:font-weight-complex="bold"/>
    </style:style>
    <style:style style:name="P13" style:family="paragraph" style:parent-style-name="Text_20_body">
      <style:text-properties fo:font-weight="bold" officeooo:rsid="002d4b42" officeooo:paragraph-rsid="002d4b42" style:font-weight-asian="bold" style:font-weight-complex="bold"/>
    </style:style>
    <style:style style:name="P14" style:family="paragraph" style:parent-style-name="Text_20_body">
      <style:text-properties fo:font-weight="bold" officeooo:rsid="002fbd66" officeooo:paragraph-rsid="002fbd66" style:font-weight-asian="bold" style:font-weight-complex="bold"/>
    </style:style>
    <style:style style:name="P15" style:family="paragraph" style:parent-style-name="Text_20_body">
      <style:text-properties fo:font-weight="bold" officeooo:rsid="0038e99a" officeooo:paragraph-rsid="0038e99a" style:font-weight-asian="bold" style:font-weight-complex="bold"/>
    </style:style>
    <style:style style:name="P16" style:family="paragraph" style:parent-style-name="Text_20_body">
      <style:text-properties fo:font-weight="bold" officeooo:rsid="0043e7cd" officeooo:paragraph-rsid="0043e7cd" style:font-weight-asian="bold" style:font-weight-complex="bold"/>
    </style:style>
    <style:style style:name="P17" style:family="paragraph" style:parent-style-name="Text_20_body">
      <style:paragraph-properties fo:text-align="center" style:justify-single-word="false"/>
      <style:text-properties officeooo:paragraph-rsid="00228880"/>
    </style:style>
    <style:style style:name="P18" style:family="paragraph" style:parent-style-name="Text_20_body">
      <style:text-properties officeooo:rsid="00283fea"/>
    </style:style>
    <style:style style:name="P19" style:family="paragraph" style:parent-style-name="Text_20_body">
      <style:text-properties officeooo:rsid="00283fea" officeooo:paragraph-rsid="00283fea"/>
    </style:style>
    <style:style style:name="P20" style:family="paragraph" style:parent-style-name="Text_20_body">
      <style:text-properties officeooo:rsid="002a2823"/>
    </style:style>
    <style:style style:name="P21" style:family="paragraph" style:parent-style-name="Text_20_body">
      <style:text-properties officeooo:rsid="002a2823" officeooo:paragraph-rsid="002fbd66"/>
    </style:style>
    <style:style style:name="P22" style:family="paragraph" style:parent-style-name="Text_20_body">
      <style:text-properties officeooo:rsid="0023dfb1"/>
    </style:style>
    <style:style style:name="P23" style:family="paragraph" style:parent-style-name="Text_20_body">
      <style:text-properties officeooo:rsid="0023dfb1" officeooo:paragraph-rsid="0023dfb1"/>
    </style:style>
    <style:style style:name="P24" style:family="paragraph" style:parent-style-name="Text_20_body">
      <style:text-properties officeooo:rsid="002b58b4" officeooo:paragraph-rsid="002b58b4"/>
    </style:style>
    <style:style style:name="P25" style:family="paragraph" style:parent-style-name="Text_20_body">
      <style:text-properties officeooo:rsid="002b58b4" officeooo:paragraph-rsid="002d4b42"/>
    </style:style>
    <style:style style:name="P26" style:family="paragraph" style:parent-style-name="Text_20_body">
      <style:text-properties officeooo:rsid="002b58b4" officeooo:paragraph-rsid="003a0b2d"/>
    </style:style>
    <style:style style:name="P27" style:family="paragraph" style:parent-style-name="Text_20_body">
      <style:text-properties officeooo:rsid="002b58b4" officeooo:paragraph-rsid="00404123"/>
    </style:style>
    <style:style style:name="P28" style:family="paragraph" style:parent-style-name="Text_20_body">
      <style:text-properties officeooo:paragraph-rsid="002bc4dc"/>
    </style:style>
    <style:style style:name="P29" style:family="paragraph" style:parent-style-name="Text_20_body">
      <style:text-properties officeooo:rsid="002bc4dc" officeooo:paragraph-rsid="002bc4dc"/>
    </style:style>
    <style:style style:name="P30" style:family="paragraph" style:parent-style-name="Text_20_body">
      <style:paragraph-properties fo:text-align="center" style:justify-single-word="false"/>
      <style:text-properties officeooo:rsid="002bc4dc" officeooo:paragraph-rsid="002bc4dc"/>
    </style:style>
    <style:style style:name="P31" style:family="paragraph" style:parent-style-name="Text_20_body">
      <style:text-properties officeooo:rsid="002bc4dc" officeooo:paragraph-rsid="002d4b42"/>
    </style:style>
    <style:style style:name="P32" style:family="paragraph" style:parent-style-name="Text_20_body">
      <style:text-properties officeooo:rsid="002bc4dc" officeooo:paragraph-rsid="003a0b2d"/>
    </style:style>
    <style:style style:name="P33" style:family="paragraph" style:parent-style-name="Text_20_body">
      <style:text-properties officeooo:rsid="002d4b42" officeooo:paragraph-rsid="002d4b42"/>
    </style:style>
    <style:style style:name="P34" style:family="paragraph" style:parent-style-name="Text_20_body">
      <style:text-properties officeooo:rsid="002d4b42" officeooo:paragraph-rsid="0052d9f2"/>
    </style:style>
    <style:style style:name="P35" style:family="paragraph" style:parent-style-name="Text_20_body">
      <style:text-properties officeooo:paragraph-rsid="002d4b42"/>
    </style:style>
    <style:style style:name="P36" style:family="paragraph" style:parent-style-name="Text_20_body">
      <style:text-properties officeooo:rsid="001e3533" officeooo:paragraph-rsid="001e3533"/>
    </style:style>
    <style:style style:name="P37" style:family="paragraph" style:parent-style-name="Text_20_body">
      <style:text-properties officeooo:rsid="002e7468" officeooo:paragraph-rsid="002e7468"/>
    </style:style>
    <style:style style:name="P38" style:family="paragraph" style:parent-style-name="Text_20_body">
      <style:text-properties officeooo:rsid="002f72a7" officeooo:paragraph-rsid="002f72a7"/>
    </style:style>
    <style:style style:name="P39" style:family="paragraph" style:parent-style-name="Text_20_body">
      <style:text-properties officeooo:paragraph-rsid="002f72a7"/>
    </style:style>
    <style:style style:name="P40" style:family="paragraph" style:parent-style-name="Text_20_body">
      <style:text-properties officeooo:paragraph-rsid="002fbd66"/>
    </style:style>
    <style:style style:name="P41" style:family="paragraph" style:parent-style-name="Text_20_body">
      <style:text-properties officeooo:rsid="002fbd66" officeooo:paragraph-rsid="002fbd66"/>
    </style:style>
    <style:style style:name="P42" style:family="paragraph" style:parent-style-name="Text_20_body">
      <style:text-properties officeooo:rsid="0030069c" officeooo:paragraph-rsid="003a0b2d"/>
    </style:style>
    <style:style style:name="P43" style:family="paragraph" style:parent-style-name="Text_20_body">
      <style:text-properties officeooo:rsid="0030a51c" officeooo:paragraph-rsid="0030a51c"/>
    </style:style>
    <style:style style:name="P44" style:family="paragraph" style:parent-style-name="Text_20_body">
      <style:text-properties officeooo:rsid="0030dc46" officeooo:paragraph-rsid="0030dc46"/>
    </style:style>
    <style:style style:name="P45" style:family="paragraph" style:parent-style-name="Text_20_body">
      <style:text-properties officeooo:paragraph-rsid="0030dc46"/>
    </style:style>
    <style:style style:name="P46" style:family="paragraph" style:parent-style-name="Text_20_body">
      <style:text-properties officeooo:rsid="00338d0f" officeooo:paragraph-rsid="00338d0f"/>
    </style:style>
    <style:style style:name="P47" style:family="paragraph" style:parent-style-name="Text_20_body">
      <style:text-properties officeooo:rsid="003518dc" officeooo:paragraph-rsid="003518dc"/>
    </style:style>
    <style:style style:name="P48" style:family="paragraph" style:parent-style-name="Text_20_body">
      <style:text-properties officeooo:rsid="003518dc" officeooo:paragraph-rsid="003a0b2d"/>
    </style:style>
    <style:style style:name="P49" style:family="paragraph" style:parent-style-name="Text_20_body">
      <style:text-properties officeooo:paragraph-rsid="00385d35"/>
    </style:style>
    <style:style style:name="P50" style:family="paragraph" style:parent-style-name="Text_20_body">
      <style:text-properties officeooo:rsid="00385d35" officeooo:paragraph-rsid="00385d35"/>
    </style:style>
    <style:style style:name="P51" style:family="paragraph" style:parent-style-name="Text_20_body">
      <style:text-properties officeooo:rsid="0038e99a" officeooo:paragraph-rsid="0038e99a"/>
    </style:style>
    <style:style style:name="P52" style:family="paragraph" style:parent-style-name="Text_20_body">
      <style:paragraph-properties fo:text-align="center" style:justify-single-word="false"/>
      <style:text-properties officeooo:rsid="0038e99a" officeooo:paragraph-rsid="0038e99a"/>
    </style:style>
    <style:style style:name="P53" style:family="paragraph" style:parent-style-name="Text_20_body">
      <style:text-properties officeooo:paragraph-rsid="003a0b2d"/>
    </style:style>
    <style:style style:name="P54" style:family="paragraph" style:parent-style-name="Text_20_body">
      <style:text-properties officeooo:rsid="003a0b2d" officeooo:paragraph-rsid="003a0b2d"/>
    </style:style>
    <style:style style:name="P55" style:family="paragraph" style:parent-style-name="Text_20_body">
      <style:text-properties officeooo:rsid="003bee15" officeooo:paragraph-rsid="003bee15"/>
    </style:style>
    <style:style style:name="P56" style:family="paragraph" style:parent-style-name="Text_20_body">
      <style:text-properties officeooo:rsid="003d4779" officeooo:paragraph-rsid="003d4779"/>
    </style:style>
    <style:style style:name="P57" style:family="paragraph" style:parent-style-name="Text_20_body">
      <style:text-properties officeooo:paragraph-rsid="00404123"/>
    </style:style>
    <style:style style:name="P58" style:family="paragraph" style:parent-style-name="Text_20_body">
      <style:text-properties officeooo:paragraph-rsid="004067ce"/>
    </style:style>
    <style:style style:name="P59" style:family="paragraph" style:parent-style-name="Text_20_body">
      <style:text-properties officeooo:rsid="004067ce" officeooo:paragraph-rsid="004067ce"/>
    </style:style>
    <style:style style:name="P60" style:family="paragraph" style:parent-style-name="Text_20_body">
      <style:text-properties officeooo:paragraph-rsid="0043bcbc"/>
    </style:style>
    <style:style style:name="P61" style:family="paragraph" style:parent-style-name="Text_20_body">
      <style:text-properties officeooo:rsid="0043bcbc" officeooo:paragraph-rsid="0043bcbc"/>
    </style:style>
    <style:style style:name="P62" style:family="paragraph" style:parent-style-name="Text_20_body">
      <style:text-properties officeooo:rsid="0043e7cd" officeooo:paragraph-rsid="0043e7cd"/>
    </style:style>
    <style:style style:name="P63" style:family="paragraph" style:parent-style-name="Text_20_body">
      <style:text-properties officeooo:rsid="0043e7cd" officeooo:paragraph-rsid="00453cbe"/>
    </style:style>
    <style:style style:name="P64" style:family="paragraph" style:parent-style-name="Text_20_body">
      <style:text-properties officeooo:rsid="00453cbe" officeooo:paragraph-rsid="00453cbe"/>
    </style:style>
    <style:style style:name="P65" style:family="paragraph" style:parent-style-name="Text_20_body">
      <style:text-properties officeooo:paragraph-rsid="00453cbe"/>
    </style:style>
    <style:style style:name="P66" style:family="paragraph" style:parent-style-name="Text_20_body">
      <style:text-properties officeooo:rsid="00456607" officeooo:paragraph-rsid="00456607"/>
    </style:style>
    <style:style style:name="P67" style:family="paragraph" style:parent-style-name="Text_20_body">
      <style:text-properties officeooo:rsid="0046e87a" officeooo:paragraph-rsid="0046e87a"/>
    </style:style>
    <style:style style:name="P68" style:family="paragraph" style:parent-style-name="Text_20_body">
      <style:text-properties officeooo:rsid="004a1022" officeooo:paragraph-rsid="004a1022"/>
    </style:style>
    <style:style style:name="P69" style:family="paragraph" style:parent-style-name="Text_20_body">
      <style:text-properties officeooo:rsid="004dc018" officeooo:paragraph-rsid="004dc018"/>
    </style:style>
    <style:style style:name="P70" style:family="paragraph" style:parent-style-name="Text_20_body">
      <style:text-properties officeooo:rsid="004f017a" officeooo:paragraph-rsid="004f017a"/>
    </style:style>
    <style:style style:name="P71" style:family="paragraph" style:parent-style-name="Text_20_body">
      <style:text-properties officeooo:paragraph-rsid="004f017a"/>
    </style:style>
    <style:style style:name="P72" style:family="paragraph" style:parent-style-name="Text_20_body">
      <style:text-properties officeooo:rsid="004f71ed" officeooo:paragraph-rsid="004f71ed"/>
    </style:style>
    <style:style style:name="P73" style:family="paragraph" style:parent-style-name="Text_20_body">
      <style:text-properties officeooo:rsid="00508c8b" officeooo:paragraph-rsid="00508c8b"/>
    </style:style>
    <style:style style:name="P74" style:family="paragraph" style:parent-style-name="Text_20_body">
      <style:text-properties officeooo:rsid="0050ead5" officeooo:paragraph-rsid="0050ead5"/>
    </style:style>
    <style:style style:name="P75" style:family="paragraph" style:parent-style-name="Text_20_body">
      <style:text-properties officeooo:rsid="0052d9f2" officeooo:paragraph-rsid="0052d9f2"/>
    </style:style>
    <style:style style:name="P76" style:family="paragraph" style:parent-style-name="Text_20_body">
      <style:text-properties officeooo:paragraph-rsid="0052d9f2"/>
    </style:style>
    <style:style style:name="P77" style:family="paragraph" style:parent-style-name="Text_20_body">
      <style:text-properties officeooo:paragraph-rsid="00548fd8"/>
    </style:style>
    <style:style style:name="P78" style:family="paragraph" style:parent-style-name="Text_20_body">
      <style:text-properties officeooo:rsid="00548fd8" officeooo:paragraph-rsid="00548fd8"/>
    </style:style>
    <style:style style:name="P79" style:family="paragraph" style:parent-style-name="Text_20_body">
      <style:text-properties officeooo:rsid="0055139f" officeooo:paragraph-rsid="0055139f"/>
    </style:style>
    <style:style style:name="P80" style:family="paragraph" style:parent-style-name="Text_20_body">
      <style:text-properties officeooo:rsid="005e5b91" officeooo:paragraph-rsid="005e5b91"/>
    </style:style>
    <style:style style:name="P81" style:family="paragraph" style:parent-style-name="Text_20_body">
      <style:text-properties officeooo:paragraph-rsid="00572a63"/>
    </style:style>
    <style:style style:name="P82" style:family="paragraph" style:parent-style-name="Standard">
      <style:text-properties officeooo:rsid="00283fea" officeooo:paragraph-rsid="00283fea"/>
    </style:style>
    <style:style style:name="P83" style:family="paragraph" style:parent-style-name="Standard">
      <style:text-properties officeooo:rsid="00283fea" officeooo:paragraph-rsid="0048be59"/>
    </style:style>
    <style:style style:name="P84" style:family="paragraph" style:parent-style-name="Standard">
      <style:text-properties officeooo:rsid="00283fea" officeooo:paragraph-rsid="00497fd6"/>
    </style:style>
    <style:style style:name="P85" style:family="paragraph" style:parent-style-name="Standard">
      <style:text-properties officeooo:rsid="002b58b4" officeooo:paragraph-rsid="002b58b4"/>
    </style:style>
    <style:style style:name="P86" style:family="paragraph" style:parent-style-name="Standard">
      <style:text-properties officeooo:rsid="001e3533"/>
    </style:style>
    <style:style style:name="P87" style:family="paragraph" style:parent-style-name="Standard">
      <style:text-properties officeooo:rsid="003efe21" officeooo:paragraph-rsid="0048be59"/>
    </style:style>
    <style:style style:name="P88" style:family="paragraph" style:parent-style-name="Standard">
      <style:text-properties officeooo:rsid="003efe21" officeooo:paragraph-rsid="004a1022"/>
    </style:style>
    <style:style style:name="P89" style:family="paragraph" style:parent-style-name="Standard">
      <style:text-properties officeooo:rsid="0048be59" officeooo:paragraph-rsid="0048be59"/>
    </style:style>
    <style:style style:name="P90" style:family="paragraph" style:parent-style-name="Standard">
      <style:text-properties fo:font-weight="bold" officeooo:rsid="0048be59" officeooo:paragraph-rsid="0048be59" style:font-weight-asian="bold" style:font-weight-complex="bold"/>
    </style:style>
    <style:style style:name="P91" style:family="paragraph" style:parent-style-name="Standard">
      <style:text-properties officeooo:rsid="004a1022" officeooo:paragraph-rsid="004a1022"/>
    </style:style>
    <style:style style:name="P92" style:family="paragraph" style:parent-style-name="Preformatted_20_Text">
      <style:text-properties fo:font-weight="bold" style:font-weight-asian="bold" style:font-weight-complex="bold"/>
    </style:style>
    <style:style style:name="P93" style:family="paragraph" style:parent-style-name="Preformatted_20_Text">
      <style:text-properties fo:font-weight="bold" officeooo:rsid="0048be59" officeooo:paragraph-rsid="0048be59" style:font-weight-asian="bold" style:font-weight-complex="bold"/>
    </style:style>
    <style:style style:name="P94" style:family="paragraph" style:parent-style-name="Preformatted_20_Text">
      <style:text-properties fo:font-weight="bold" officeooo:paragraph-rsid="00497fd6" style:font-weight-asian="bold" style:font-weight-complex="bold"/>
    </style:style>
    <style:style style:name="P95" style:family="paragraph" style:parent-style-name="Preformatted_20_Text">
      <style:text-properties fo:font-weight="bold" officeooo:paragraph-rsid="004a1022" style:font-weight-asian="bold" style:font-weight-complex="bold"/>
    </style:style>
    <style:style style:name="P96" style:family="paragraph" style:parent-style-name="Preformatted_20_Text">
      <style:text-properties officeooo:rsid="002bc4dc" officeooo:paragraph-rsid="003a0b2d"/>
    </style:style>
    <style:style style:name="P97" style:family="paragraph" style:parent-style-name="Preformatted_20_Text">
      <style:text-properties officeooo:paragraph-rsid="002d4b42"/>
    </style:style>
    <style:style style:name="P98" style:family="paragraph" style:parent-style-name="Preformatted_20_Text">
      <style:text-properties officeooo:paragraph-rsid="0030dc46"/>
    </style:style>
    <style:style style:name="P99" style:family="paragraph" style:parent-style-name="Preformatted_20_Text">
      <style:text-properties officeooo:rsid="0030dc46" officeooo:paragraph-rsid="0030dc46"/>
    </style:style>
    <style:style style:name="P100" style:family="paragraph" style:parent-style-name="Preformatted_20_Text">
      <style:text-properties officeooo:paragraph-rsid="00385d35"/>
    </style:style>
    <style:style style:name="P101" style:family="paragraph" style:parent-style-name="Preformatted_20_Text">
      <style:text-properties officeooo:rsid="00385d35" officeooo:paragraph-rsid="00385d35"/>
    </style:style>
    <style:style style:name="P102" style:family="paragraph" style:parent-style-name="Preformatted_20_Text">
      <style:text-properties officeooo:rsid="00385d35" officeooo:paragraph-rsid="004067ce"/>
    </style:style>
    <style:style style:name="P103" style:family="paragraph" style:parent-style-name="Preformatted_20_Text">
      <style:text-properties officeooo:paragraph-rsid="003a0b2d"/>
    </style:style>
    <style:style style:name="P104" style:family="paragraph" style:parent-style-name="Preformatted_20_Text">
      <style:text-properties officeooo:paragraph-rsid="004067ce"/>
    </style:style>
    <style:style style:name="P105" style:family="paragraph" style:parent-style-name="Preformatted_20_Text">
      <style:text-properties officeooo:rsid="004067ce" officeooo:paragraph-rsid="004067ce"/>
    </style:style>
    <style:style style:name="P106" style:family="paragraph" style:parent-style-name="Preformatted_20_Text">
      <style:text-properties officeooo:rsid="004067ce" officeooo:paragraph-rsid="0043e7cd"/>
    </style:style>
    <style:style style:name="P107" style:family="paragraph" style:parent-style-name="Preformatted_20_Text">
      <style:text-properties officeooo:rsid="004067ce" officeooo:paragraph-rsid="00453cbe"/>
    </style:style>
    <style:style style:name="P108" style:family="paragraph" style:parent-style-name="Preformatted_20_Text">
      <style:text-properties officeooo:rsid="004067ce" officeooo:paragraph-rsid="004f71ed"/>
    </style:style>
    <style:style style:name="P109" style:family="paragraph" style:parent-style-name="Preformatted_20_Text">
      <style:text-properties officeooo:paragraph-rsid="0043bcbc"/>
    </style:style>
    <style:style style:name="P110" style:family="paragraph" style:parent-style-name="Preformatted_20_Text">
      <style:text-properties officeooo:paragraph-rsid="0043e7cd"/>
    </style:style>
    <style:style style:name="P111" style:family="paragraph" style:parent-style-name="Preformatted_20_Text">
      <style:text-properties officeooo:paragraph-rsid="00453cbe"/>
    </style:style>
    <style:style style:name="P112" style:family="paragraph" style:parent-style-name="Preformatted_20_Text">
      <style:text-properties officeooo:rsid="00453cbe" officeooo:paragraph-rsid="00453cbe"/>
    </style:style>
    <style:style style:name="P113" style:family="paragraph" style:parent-style-name="Preformatted_20_Text">
      <style:text-properties officeooo:rsid="00453cbe" officeooo:paragraph-rsid="004f71ed"/>
    </style:style>
    <style:style style:name="P114" style:family="paragraph" style:parent-style-name="Preformatted_20_Text">
      <style:text-properties officeooo:paragraph-rsid="0048be59"/>
    </style:style>
    <style:style style:name="P115" style:family="paragraph" style:parent-style-name="Preformatted_20_Text">
      <style:text-properties officeooo:rsid="0048be59" officeooo:paragraph-rsid="0048be59"/>
    </style:style>
    <style:style style:name="P116" style:family="paragraph" style:parent-style-name="Preformatted_20_Text">
      <style:text-properties officeooo:paragraph-rsid="00497fd6"/>
    </style:style>
    <style:style style:name="P117" style:family="paragraph" style:parent-style-name="Preformatted_20_Text">
      <style:text-properties officeooo:paragraph-rsid="004a1022"/>
    </style:style>
    <style:style style:name="P118" style:family="paragraph" style:parent-style-name="Preformatted_20_Text">
      <style:text-properties officeooo:rsid="004a1022" officeooo:paragraph-rsid="004a1022"/>
    </style:style>
    <style:style style:name="P119" style:family="paragraph" style:parent-style-name="Preformatted_20_Text">
      <style:text-properties officeooo:paragraph-rsid="004dc018"/>
    </style:style>
    <style:style style:name="P120" style:family="paragraph" style:parent-style-name="Preformatted_20_Text">
      <style:text-properties officeooo:paragraph-rsid="004f017a"/>
    </style:style>
    <style:style style:name="P121" style:family="paragraph" style:parent-style-name="Preformatted_20_Text">
      <style:text-properties officeooo:rsid="004f017a" officeooo:paragraph-rsid="004f017a"/>
    </style:style>
    <style:style style:name="P122" style:family="paragraph" style:parent-style-name="Preformatted_20_Text">
      <style:text-properties officeooo:paragraph-rsid="004f71ed"/>
    </style:style>
    <style:style style:name="P123" style:family="paragraph" style:parent-style-name="Preformatted_20_Text">
      <style:text-properties officeooo:paragraph-rsid="00548fd8"/>
    </style:style>
    <style:style style:name="P124" style:family="paragraph" style:parent-style-name="Preformatted_20_Text">
      <style:text-properties officeooo:rsid="0055139f" officeooo:paragraph-rsid="0055139f"/>
    </style:style>
    <style:style style:name="P125" style:family="paragraph" style:parent-style-name="Heading_20_2">
      <style:text-properties officeooo:rsid="0023dfb1" officeooo:paragraph-rsid="0023dfb1"/>
    </style:style>
    <style:style style:name="P126" style:family="paragraph" style:parent-style-name="Heading_20_2">
      <style:text-properties officeooo:paragraph-rsid="0023dfb1"/>
    </style:style>
    <style:style style:name="P127" style:family="paragraph" style:parent-style-name="Heading_20_2">
      <style:text-properties officeooo:rsid="001e3533" officeooo:paragraph-rsid="0043bcbc"/>
    </style:style>
    <style:style style:name="P128" style:family="paragraph" style:parent-style-name="Heading_20_2">
      <style:text-properties officeooo:paragraph-rsid="004f71ed"/>
    </style:style>
    <style:style style:name="P129" style:family="paragraph" style:parent-style-name="Heading_20_2">
      <style:text-properties officeooo:rsid="004a1022" officeooo:paragraph-rsid="004a1022"/>
    </style:style>
    <style:style style:name="P130" style:family="paragraph" style:parent-style-name="Heading_20_2">
      <style:text-properties officeooo:rsid="00338d0f" officeooo:paragraph-rsid="00338d0f"/>
    </style:style>
    <style:style style:name="P131" style:family="paragraph" style:parent-style-name="Heading_20_2">
      <style:text-properties officeooo:paragraph-rsid="004a1022"/>
    </style:style>
    <style:style style:name="P132" style:family="paragraph" style:parent-style-name="Heading_20_2">
      <style:text-properties officeooo:paragraph-rsid="00497fd6"/>
    </style:style>
    <style:style style:name="P133" style:family="paragraph" style:parent-style-name="Heading_20_2">
      <style:text-properties officeooo:rsid="0048be59" officeooo:paragraph-rsid="00497fd6"/>
    </style:style>
    <style:style style:name="P134" style:family="paragraph" style:parent-style-name="Heading_20_2">
      <style:text-properties officeooo:rsid="0058d829" officeooo:paragraph-rsid="0058d829"/>
    </style:style>
    <style:style style:name="P135" style:family="paragraph" style:parent-style-name="Heading_20_3">
      <style:text-properties officeooo:rsid="0052d9f2" officeooo:paragraph-rsid="0052d9f2"/>
    </style:style>
    <style:style style:name="P136" style:family="paragraph" style:parent-style-name="Heading_20_3">
      <style:text-properties officeooo:rsid="002f72a7" officeooo:paragraph-rsid="002f72a7"/>
    </style:style>
    <style:style style:name="P137" style:family="paragraph" style:parent-style-name="Heading_20_3">
      <style:text-properties officeooo:rsid="001c9d1a" officeooo:paragraph-rsid="001c9d1a"/>
    </style:style>
    <style:style style:name="P138" style:family="paragraph" style:parent-style-name="Heading_20_3">
      <style:text-properties officeooo:paragraph-rsid="001c9d1a"/>
    </style:style>
    <style:style style:name="P139" style:family="paragraph" style:parent-style-name="Heading_20_3">
      <style:text-properties officeooo:rsid="002d4b42" officeooo:paragraph-rsid="002d4b42"/>
    </style:style>
    <style:style style:name="P140" style:family="paragraph" style:parent-style-name="Heading_20_3">
      <style:text-properties officeooo:paragraph-rsid="003a0b2d"/>
    </style:style>
    <style:style style:name="P141" style:family="paragraph" style:parent-style-name="Heading_20_3">
      <style:text-properties officeooo:rsid="0030dc46" officeooo:paragraph-rsid="003518dc"/>
    </style:style>
    <style:style style:name="P142" style:family="paragraph" style:parent-style-name="Heading_20_3">
      <style:text-properties officeooo:rsid="0030069c" officeooo:paragraph-rsid="003a0b2d"/>
    </style:style>
    <style:style style:name="P143" style:family="paragraph" style:parent-style-name="Heading_20_3">
      <style:text-properties officeooo:paragraph-rsid="00453cbe"/>
    </style:style>
    <style:style style:name="P144" style:family="paragraph" style:parent-style-name="Heading_20_3">
      <style:text-properties officeooo:paragraph-rsid="00548fd8"/>
    </style:style>
    <style:style style:name="P145" style:family="paragraph" style:parent-style-name="Heading_20_3">
      <style:text-properties officeooo:rsid="004f017a" officeooo:paragraph-rsid="004f017a"/>
    </style:style>
    <style:style style:name="P146" style:family="paragraph" style:parent-style-name="Heading_20_3">
      <style:text-properties officeooo:rsid="00385d35" officeooo:paragraph-rsid="004f017a"/>
    </style:style>
    <style:style style:name="P147" style:family="paragraph" style:parent-style-name="Heading_20_3">
      <style:text-properties officeooo:rsid="00385d35" officeooo:paragraph-rsid="004067ce"/>
    </style:style>
    <style:style style:name="P148" style:family="paragraph" style:parent-style-name="Heading_20_3">
      <style:text-properties officeooo:rsid="00385d35" officeooo:paragraph-rsid="0043bcbc"/>
    </style:style>
    <style:style style:name="P149" style:family="paragraph" style:parent-style-name="Text_20_body" style:list-style-name="L1">
      <style:text-properties officeooo:paragraph-rsid="001f6da2"/>
    </style:style>
    <style:style style:name="P150" style:family="paragraph" style:parent-style-name="Text_20_body" style:list-style-name="L1">
      <style:text-properties officeooo:rsid="003518dc" officeooo:paragraph-rsid="003518dc"/>
    </style:style>
    <style:style style:name="P151" style:family="paragraph" style:parent-style-name="Text_20_body" style:list-style-name="L1">
      <style:text-properties officeooo:rsid="00377f0b" officeooo:paragraph-rsid="00377f0b"/>
    </style:style>
    <style:style style:name="P152" style:family="paragraph" style:parent-style-name="Text_20_body" style:list-style-name="L1">
      <style:text-properties officeooo:rsid="0038e99a" officeooo:paragraph-rsid="0038e99a"/>
    </style:style>
    <style:style style:name="P153" style:family="paragraph" style:parent-style-name="Text_20_body" style:list-style-name="L1">
      <style:text-properties officeooo:rsid="004a1022" officeooo:paragraph-rsid="004a1022"/>
    </style:style>
    <style:style style:name="P154" style:family="paragraph" style:parent-style-name="Text_20_body" style:list-style-name="L1">
      <style:text-properties officeooo:rsid="0055139f" officeooo:paragraph-rsid="0055139f"/>
    </style:style>
    <style:style style:name="P155" style:family="paragraph" style:parent-style-name="Text_20_body" style:list-style-name="L2">
      <style:text-properties officeooo:paragraph-rsid="0058d829"/>
    </style:style>
    <style:style style:name="T1" style:family="text">
      <style:text-properties fo:font-style="italic" style:font-style-asian="italic" style:font-style-complex="italic"/>
    </style:style>
    <style:style style:name="T2" style:family="text">
      <style:text-properties fo:font-style="italic" officeooo:rsid="0020f386" style:font-style-asian="italic" style:font-style-complex="italic"/>
    </style:style>
    <style:style style:name="T3" style:family="text">
      <style:text-properties fo:font-style="italic" officeooo:rsid="00263e8e" style:font-style-asian="italic" style:font-style-complex="italic"/>
    </style:style>
    <style:style style:name="T4" style:family="text">
      <style:text-properties fo:font-style="italic" officeooo:rsid="002bc4dc" style:font-style-asian="italic" style:font-style-complex="italic"/>
    </style:style>
    <style:style style:name="T5" style:family="text">
      <style:text-properties fo:font-style="italic" officeooo:rsid="002d4b42" style:font-style-asian="italic" style:font-style-complex="italic"/>
    </style:style>
    <style:style style:name="T6" style:family="text">
      <style:text-properties fo:font-style="italic" officeooo:rsid="0030dc46" style:font-style-asian="italic" style:font-style-complex="italic"/>
    </style:style>
    <style:style style:name="T7" style:family="text">
      <style:text-properties fo:font-style="italic" officeooo:rsid="00338d0f" style:font-style-asian="italic" style:font-style-complex="italic"/>
    </style:style>
    <style:style style:name="T8" style:family="text">
      <style:text-properties fo:font-style="italic" officeooo:rsid="00385d35" style:font-style-asian="italic" style:font-style-complex="italic"/>
    </style:style>
    <style:style style:name="T9" style:family="text">
      <style:text-properties fo:font-style="italic" officeooo:rsid="003d4779" style:font-style-asian="italic" style:font-style-complex="italic"/>
    </style:style>
    <style:style style:name="T10" style:family="text">
      <style:text-properties fo:font-style="italic" officeooo:rsid="004f017a" style:font-style-asian="italic" style:font-style-complex="italic"/>
    </style:style>
    <style:style style:name="T11" style:family="text">
      <style:text-properties fo:font-style="italic" officeooo:rsid="00508c8b" style:font-style-asian="italic" style:font-style-complex="italic"/>
    </style:style>
    <style:style style:name="T12" style:family="text">
      <style:text-properties fo:font-style="italic" officeooo:rsid="0052d9f2"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3d4779" style:font-style-asian="normal" style:font-style-complex="normal"/>
    </style:style>
    <style:style style:name="T15" style:family="text">
      <style:text-properties fo:font-style="normal" officeooo:rsid="004f017a" style:font-style-asian="normal" style:font-style-complex="normal"/>
    </style:style>
    <style:style style:name="T16" style:family="text">
      <style:text-properties fo:font-style="normal" officeooo:rsid="00548fd8" style:font-style-asian="normal" style:font-style-complex="normal"/>
    </style:style>
    <style:style style:name="T17" style:family="text">
      <style:text-properties officeooo:rsid="001c9d1a"/>
    </style:style>
    <style:style style:name="T18" style:family="text">
      <style:text-properties officeooo:rsid="001e3533"/>
    </style:style>
    <style:style style:name="T19" style:family="text">
      <style:text-properties officeooo:rsid="0020f386"/>
    </style:style>
    <style:style style:name="T20" style:family="text">
      <style:text-properties officeooo:rsid="00228880"/>
    </style:style>
    <style:style style:name="T21" style:family="text">
      <style:text-properties style:text-position="super 58%" officeooo:rsid="00228880"/>
    </style:style>
    <style:style style:name="T22" style:family="text">
      <style:text-properties officeooo:rsid="00263e8e"/>
    </style:style>
    <style:style style:name="T23" style:family="text">
      <style:text-properties officeooo:rsid="00273975"/>
    </style:style>
    <style:style style:name="T24" style:family="text">
      <style:text-properties officeooo:rsid="00283fea"/>
    </style:style>
    <style:style style:name="T25" style:family="text">
      <style:text-properties officeooo:rsid="00298b3b"/>
    </style:style>
    <style:style style:name="T26" style:family="text">
      <style:text-properties officeooo:rsid="002a2823"/>
    </style:style>
    <style:style style:name="T27" style:family="text">
      <style:text-properties officeooo:rsid="002b58b4"/>
    </style:style>
    <style:style style:name="T28" style:family="text">
      <style:text-properties officeooo:rsid="002bc4dc"/>
    </style:style>
    <style:style style:name="T29" style:family="text">
      <style:text-properties officeooo:rsid="002d4b42"/>
    </style:style>
    <style:style style:name="T30" style:family="text">
      <style:text-properties officeooo:rsid="002e7468"/>
    </style:style>
    <style:style style:name="T31" style:family="text">
      <style:text-properties officeooo:rsid="002f72a7"/>
    </style:style>
    <style:style style:name="T32" style:family="text">
      <style:text-properties officeooo:rsid="0030069c"/>
    </style:style>
    <style:style style:name="T33" style:family="text">
      <style:text-properties officeooo:rsid="0030dc46"/>
    </style:style>
    <style:style style:name="T34" style:family="text">
      <style:text-properties officeooo:rsid="00338d0f"/>
    </style:style>
    <style:style style:name="T35" style:family="text">
      <style:text-properties officeooo:rsid="003518dc"/>
    </style:style>
    <style:style style:name="T36" style:family="text">
      <style:text-properties officeooo:rsid="00362d69"/>
    </style:style>
    <style:style style:name="T37" style:family="text">
      <style:text-properties officeooo:rsid="00377f0b"/>
    </style:style>
    <style:style style:name="T38" style:family="text">
      <style:text-properties officeooo:rsid="00385d35"/>
    </style:style>
    <style:style style:name="T39" style:family="text">
      <style:text-properties officeooo:rsid="0038e99a"/>
    </style:style>
    <style:style style:name="T40" style:family="text">
      <style:text-properties officeooo:rsid="003d4779"/>
    </style:style>
    <style:style style:name="T41" style:family="text">
      <style:text-properties officeooo:rsid="00404123"/>
    </style:style>
    <style:style style:name="T42" style:family="text">
      <style:text-properties officeooo:rsid="004067ce"/>
    </style:style>
    <style:style style:name="T43" style:family="text">
      <style:text-properties officeooo:rsid="0043bcbc"/>
    </style:style>
    <style:style style:name="T44" style:family="text">
      <style:text-properties officeooo:rsid="0043e7cd"/>
    </style:style>
    <style:style style:name="T45" style:family="text">
      <style:text-properties officeooo:rsid="00453cbe"/>
    </style:style>
    <style:style style:name="T46" style:family="text">
      <style:text-properties officeooo:rsid="0046e87a"/>
    </style:style>
    <style:style style:name="T47" style:family="text">
      <style:text-properties officeooo:rsid="0048be59"/>
    </style:style>
    <style:style style:name="T48" style:family="text">
      <style:text-properties officeooo:rsid="004a1022"/>
    </style:style>
    <style:style style:name="T49" style:family="text">
      <style:text-properties fo:font-weight="normal" officeooo:rsid="004a1022" style:font-weight-asian="normal" style:font-weight-complex="normal"/>
    </style:style>
    <style:style style:name="T50" style:family="text">
      <style:text-properties officeooo:rsid="004dc018"/>
    </style:style>
    <style:style style:name="T51" style:family="text">
      <style:text-properties officeooo:rsid="004f017a"/>
    </style:style>
    <style:style style:name="T52" style:family="text">
      <style:text-properties officeooo:rsid="004f71ed"/>
    </style:style>
    <style:style style:name="T53" style:family="text">
      <style:text-properties officeooo:rsid="00508c8b"/>
    </style:style>
    <style:style style:name="T54" style:family="text">
      <style:text-properties officeooo:rsid="0050ead5"/>
    </style:style>
    <style:style style:name="T55" style:family="text">
      <style:text-properties officeooo:rsid="0052d9f2"/>
    </style:style>
    <style:style style:name="T56" style:family="text">
      <style:text-properties officeooo:rsid="00548fd8"/>
    </style:style>
    <style:style style:name="T57" style:family="text">
      <style:text-properties officeooo:rsid="0055139f"/>
    </style:style>
    <style:style style:name="T58" style:family="text">
      <style:text-properties officeooo:rsid="005e5b91"/>
    </style:style>
    <style:style style:name="T59" style:family="text">
      <style:text-properties officeooo:rsid="0065548d"/>
    </style:style>
    <style:style style:name="T60" style:family="text">
      <style:text-properties officeooo:rsid="0058d82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ASIC-1965</text:p>
      <text:h text:style-name="Heading_20_1" text:outline-level="1">Overview</text:h>
      <text:p text:style-name="Standard">BASIC-1965 is an implementation of an early variant of the BASIC language.</text:p>
      <text:p text:style-name="Standard"/>
      <text:p text:style-name="Standard">My reference manual has been Kemeny and Kurtz's "BASIC Programming" (John Wiley and Sons, 1967). I call this "K&amp;K BASIC" <text:span text:style-name="T17">(after "K &amp; R C" for Kernighan and Ritchie's C book.)</text:span>.</text:p>
      <text:h text:style-name="Heading_20_1" text:outline-level="1">Initial impressions</text:h>
      <text:h text:style-name="Heading_20_2" text:outline-level="2">BASIC-1965 is really primitive!</text:h>
      <text:p text:style-name="Text_20_body">BASIC-1965 is an interpreter with no optimization. Each line is interpreted each time it is executed. If a line is executed ten times, it is interpreted ten times. <text:span text:style-name="T29">There is some up-front parsing that occurs, but not much.</text:span></text:p>
      <text:p text:style-name="Text_20_body"><text:span text:style-name="T17">The </text:span>BASIC-1965 <text:span text:style-name="T17">language </text:span>has no exception handling. Invalid input, dividing by zero, and numeric overflow or underflow will cause execution to stop. There are no try/catch, no begin/rescue, no ON ERROR capabilities.</text:p>
      <text:p text:style-name="Text_20_body">BASIC-1965 is designed for processing numeric data. There are no capabilities for text variables ("string" variables), no MID$() function, no text input. (The PRINT statement handles text constants, <text:span text:style-name="T35">and</text:span> that's <text:span text:style-name="T29">the only place</text:span> for text values.)</text:p>
      <text:p text:style-name="P56">Space characters are insignificant in most places. When loading a program (or accepting new statements from the user), BASIC-1965 removes all spaces and then parses the line. When saving the program to a file and when listing the program for the user, BASIC-1965 inserts space characters to separate keywords and variable names.</text:p>
      <text:p text:style-name="P56">The two places that BASIC-1965 preserves spaces from the original statement are text literals and REMARK statements.</text:p>
      <text:h text:style-name="Heading_20_2" text:outline-level="2">BASIC-1965 is really fussy!</text:h>
      <text:p text:style-name="Text_20_body">BASIC-1965 keeps the spirit of the original BASIC language, as much as possible.</text:p>
      <text:p text:style-name="P35">Everything must be in upper case, except for text constants in PRINT statements. Commands ("RUN", "LIST"), statements ("PRINT", "LET"), <text:span text:style-name="T40">function names, </text:span>and variable names must be in upper case. <text:span text:style-name="T29">Lower case causes an error.</text:span></text:p>
      <text:h text:style-name="Heading_20_2" text:outline-level="2">Differences from K&amp;K BASIC</text:h>
      <text:p text:style-name="Text_20_body">I have changed a few things:</text:p>
      <text:list xml:id="list1928526787088467125" text:style-name="L1">
        <text:list-item>
          <text:p text:style-name="P149"><text:span text:style-name="T36">S</text:span>tatements <text:span text:style-name="T36">ar</text:span>e spaced properly <text:span text:style-name="T24">when listed (K&amp;K BASIC keeps the original spacing)</text:span></text:p>
        </text:list-item>
        <text:list-item>
          <text:p text:style-name="P150">The PRINT statement <text:span text:style-name="T36">semicolon operator spaces text items together and numeric items apart</text:span></text:p>
        </text:list-item>
        <text:list-item>
          <text:p text:style-name="P151">The RND() function can <text:span text:style-name="T40">have </text:span>zero parameters; when no value it returns a number from 0 to 100</text:p>
        </text:list-item>
        <text:list-item>
          <text:p text:style-name="P152">The RND(X) function uses the passed value as an upper bound for the result <text:span text:style-name="T40">(in K&amp;K BASIC this parameter is ignored)</text:span></text:p>
        </text:list-item>
        <text:list-item>
          <text:p text:style-name="P153"><text:soft-page-break/>The MAT <text:span text:style-name="T50">assignment</text:span> statement dimensions the target variable, so <text:span text:style-name="T57">an earlier </text:span>DIM is not needed</text:p>
        </text:list-item>
        <text:list-item>
          <text:p text:style-name="P154">User-defined functions may have multiple parameters</text:p>
        </text:list-item>
      </text:list>
      <text:h text:style-name="Heading_20_1" text:outline-level="1">Running BASIC-1965</text:h>
      <text:h text:style-name="Heading_20_2" text:outline-level="2"><text:span text:style-name="T24">Interactive</text:span> mode</text:h>
      <text:p text:style-name="P7">This is the classic mode, in which the user may edit programs and run them in the BASIC environment. You may use any of the immediate commands (see below).</text:p>
      <text:h text:style-name="Heading_20_2" text:outline-level="2">Run mode</text:h>
      <text:p text:style-name="P7">This option runs BASIC-1965 and also <text:span text:style-name="T41">loads</text:span> a specified BASIC program <text:span text:style-name="T41">and then either lists or runs it</text:span>. When the BASIC program ends, BASIC-1965 ends.</text:p>
      <text:p text:style-name="P7"/>
      <table:table table:name="Table7" table:style-name="Table7">
        <table:table-column table:style-name="Table7.A"/>
        <table:table-column table:style-name="Table7.B"/>
        <table:table-row>
          <table:table-cell table:style-name="Table7.A1" office:value-type="string">
            <text:p text:style-name="P15">Option</text:p>
          </table:table-cell>
          <table:table-cell table:style-name="Table7.B1" office:value-type="string">
            <text:p text:style-name="P15">Effect</text:p>
          </table:table-cell>
        </table:table-row>
        <table:table-row>
          <table:table-cell table:style-name="Table7.A2" office:value-type="string">
            <text:p text:style-name="P7">--<text:span text:style-name="T40">run </text:span><text:span text:style-name="T9">filename</text:span></text:p>
          </table:table-cell>
          <table:table-cell table:style-name="Table7.B2" office:value-type="string">
            <text:p text:style-name="P56">Specifies the file to load and run. May be abbreviated as -r</text:p>
          </table:table-cell>
        </table:table-row>
        <table:table-row>
          <table:table-cell table:style-name="Table7.A2" office:value-type="string">
            <text:p text:style-name="P7"><text:span text:style-name="T14">--list </text:span><text:span text:style-name="T9">filename</text:span></text:p>
          </table:table-cell>
          <table:table-cell table:style-name="Table7.B2" office:value-type="string">
            <text:p text:style-name="P56">Specifies the file to load and list. May be abbreviated as -l</text:p>
          </table:table-cell>
        </table:table-row>
        <table:table-row>
          <table:table-cell table:style-name="Table7.A2" office:value-type="string">
            <text:p text:style-name="P7">--<text:span text:style-name="T55">pretty-list </text:span><text:span text:style-name="T12">filename</text:span></text:p>
          </table:table-cell>
          <table:table-cell table:style-name="Table7.B2" office:value-type="string">
            <text:p text:style-name="P75">Specifies the file to load and pretty-print. May be abbreviated as -p</text:p>
          </table:table-cell>
        </table:table-row>
        <table:table-row>
          <table:table-cell table:style-name="Table7.A2" office:value-type="string">
            <text:p text:style-name="P7">--trace</text:p>
          </table:table-cell>
          <table:table-cell table:style-name="Table7.B2" office:value-type="string">
            <text:p text:style-name="P7"><text:span text:style-name="T39">P</text:span>rint each statement prior to executing it <text:span text:style-name="T39">(useful for debugging). Does the same thing as the 'TRACE' command in interactive mode, but from the command line.</text:span></text:p>
          </table:table-cell>
        </table:table-row>
        <table:table-row>
          <table:table-cell table:style-name="Table7.A2" office:value-type="string">
            <text:p text:style-name="P29">--notiming</text:p>
          </table:table-cell>
          <table:table-cell table:style-name="Table7.B2" office:value-type="string">
            <text:p text:style-name="P29"><text:span text:style-name="T39">S</text:span>uppress the CPU time usage at the end of the output. <text:span text:style-name="T39">Useful for comparing output when running tests.</text:span></text:p>
          </table:table-cell>
        </table:table-row>
        <table:table-row>
          <table:table-cell table:style-name="Table7.A2" office:value-type="string">
            <text:p text:style-name="P51">--tty</text:p>
          </table:table-cell>
          <table:table-cell table:style-name="Table7.B2" office:value-type="string">
            <text:p text:style-name="P51">Print output slowly, emulating the speed of an ASR-33 Teletype. Provides a better experience with some programs (often games) in which slow output lets your anticipation build. The fast output of modern computers displays information quickly, and TTY mode lets you read each line as it is "printed".</text:p>
          </table:table-cell>
        </table:table-row>
        <table:table-row>
          <table:table-cell table:style-name="Table7.A2" office:value-type="string">
            <text:p text:style-name="P51">--<text:span text:style-name="T53">print-width </text:span><text:span text:style-name="T11">width</text:span></text:p>
          </table:table-cell>
          <table:table-cell table:style-name="Table7.B2" office:value-type="string">
            <text:p text:style-name="P73">Specifies a print width. Lines will wrap at the specified column. Default value is 72.</text:p>
          </table:table-cell>
        </table:table-row>
        <table:table-row>
          <table:table-cell table:style-name="Table7.A2" office:value-type="string">
            <text:p text:style-name="P51">--<text:span text:style-name="T53">zone-width </text:span><text:span text:style-name="T11">width</text:span></text:p>
          </table:table-cell>
          <table:table-cell table:style-name="Table7.B2" office:value-type="string">
            <text:p text:style-name="P73">Specifies a zone width. PRINT statements will position output separated by commas in zones. Default is 16.</text:p>
          </table:table-cell>
        </table:table-row>
        <table:table-row>
          <table:table-cell table:style-name="Table7.A2" office:value-type="string">
            <text:p text:style-name="P51">--<text:span text:style-name="T58">echo-input</text:span></text:p>
          </table:table-cell>
          <table:table-cell table:style-name="Table7.B2" office:value-type="string">
            <text:p text:style-name="P80">Echoes console input to output. Useful in run mode when redirecting input from a text file.</text:p>
          </table:table-cell>
        </table:table-row>
      </table:table>
      <text:h text:style-name="Heading_20_3" text:outline-level="3">Immediate commands</text:h>
      <text:p text:style-name="Text_20_body">Immediate commands are executed on the command line. They are not stored as part of the program. They have no line number. <text:span text:style-name="T24">They are available only in "run" mode.</text:span></text:p>
      <text:h text:style-name="Heading_20_3" text:outline-level="3"><text:soft-page-break/>NEW</text:h>
      <text:p text:style-name="Text_20_body">Clears the current program. Does <text:span text:style-name="T1">not</text:span> ask to save a loaded program.</text:p>
      <text:p text:style-name="Text_20_body">Syntax:<text:tab/>NEW</text:p>
      <text:h text:style-name="Heading_20_3" text:outline-level="3">LOAD</text:h>
      <text:p text:style-name="P57">Loads a stored program into memory. <text:span text:style-name="T41">Sorts statements by line number.</text:span></text:p>
      <text:p text:style-name="P57">Clears the current program prior to loading the new one.</text:p>
      <text:p text:style-name="Text_20_body">Syntax:<text:tab/>LOAD <text:span text:style-name="T1">filename</text:span></text:p>
      <text:h text:style-name="Heading_20_3" text:outline-level="3">LIST</text:h>
      <text:p text:style-name="Text_20_body">Lists the current program on the screen.</text:p>
      <text:p text:style-name="Text_20_body">Syntax:<text:tab/>LIST <text:span text:style-name="T29">[</text:span><text:span text:style-name="T5">line specification</text:span><text:span text:style-name="T29">]</text:span></text:p>
      <text:p text:style-name="P33">The line specification may be in the form of a single line number, a range (two numbers separated by a hyphen), or a starting line and a count separated by a plus sign.</text:p>
      <text:p text:style-name="P33">Examples:</text:p>
      <table:table table:name="Table3" table:style-name="Table3">
        <table:table-column table:style-name="Table3.A"/>
        <table:table-column table:style-name="Table3.B"/>
        <table:table-row>
          <table:table-cell table:style-name="Table3.A1" office:value-type="string">
            <text:p text:style-name="P13">Command</text:p>
          </table:table-cell>
          <table:table-cell table:style-name="Table3.B1" office:value-type="string">
            <text:p text:style-name="P13">Result</text:p>
          </table:table-cell>
        </table:table-row>
        <table:table-row>
          <table:table-cell table:style-name="Table3.A2" office:value-type="string">
            <text:p text:style-name="P33">LIST</text:p>
          </table:table-cell>
          <table:table-cell table:style-name="Table3.B2" office:value-type="string">
            <text:p text:style-name="P33">Lists the entire program.</text:p>
          </table:table-cell>
        </table:table-row>
        <table:table-row>
          <table:table-cell table:style-name="Table3.A2" office:value-type="string">
            <text:p text:style-name="P33">LIST 100</text:p>
          </table:table-cell>
          <table:table-cell table:style-name="Table3.B2" office:value-type="string">
            <text:p text:style-name="P33">Lists line 100, if it exists. If the line does not exist, nothing is printed.</text:p>
          </table:table-cell>
        </table:table-row>
        <table:table-row>
          <table:table-cell table:style-name="Table3.A2" office:value-type="string">
            <text:p text:style-name="P33">LIST 100-199</text:p>
          </table:table-cell>
          <table:table-cell table:style-name="Table3.B2" office:value-type="string">
            <text:p text:style-name="P33">Lists all lines from line 100 to (and including) line 199.</text:p>
          </table:table-cell>
        </table:table-row>
        <table:table-row>
          <table:table-cell table:style-name="Table3.A2" office:value-type="string">
            <text:p text:style-name="P33">LIST 100+10</text:p>
          </table:table-cell>
          <table:table-cell table:style-name="Table3.B2" office:value-type="string">
            <text:p text:style-name="P33">Lists line 100 and the next 10 lines, regardless of their line nunbers.</text:p>
          </table:table-cell>
        </table:table-row>
        <table:table-row>
          <table:table-cell table:style-name="Table3.A2" office:value-type="string">
            <text:p text:style-name="P33">LIST 100+</text:p>
          </table:table-cell>
          <table:table-cell table:style-name="Table3.B2" office:value-type="string">
            <text:p text:style-name="P33">Lists line 100 and the next 20 lines.</text:p>
          </table:table-cell>
        </table:table-row>
      </table:table>
      <text:h text:style-name="P135" text:outline-level="3">PRETTY</text:h>
      <text:p text:style-name="P75">Lists the current program on the screen, adjusting the spacing between keywords, variable names, and constants.</text:p>
      <text:p text:style-name="P76">Syntax:<text:tab/><text:span text:style-name="T55">PRETTY</text:span> <text:span text:style-name="T29">[</text:span><text:span text:style-name="T5">line specification</text:span><text:span text:style-name="T29">]</text:span></text:p>
      <text:p text:style-name="P34">The line specification <text:span text:style-name="T55">is the same as the line specification for the LIST command</text:span>.</text:p>
      <text:h text:style-name="P136" text:outline-level="3">DELETE</text:h>
      <text:p text:style-name="P38">Removes lines from the program.</text:p>
      <text:p text:style-name="P38">My experience with other BASIC interpreters is that lines can be deleted by simply typing a line number and pressing RETURN. <text:s/>(That is, entering an "empty" line with line number and nothing else.) That technique does not work with BASIC-1965, as BASIC-1965 allows empty lines to be part of a program.</text:p>
      <text:p text:style-name="P38">So how to remove a line from a program? Replacing a line with an empty line is possible, and certainly makes the offending line "go away" from execution, but what if we want to really remove a line? That's what the DELETE command does.</text:p>
      <text:p text:style-name="P38">DELETE uses the same specification as the LIST command.</text:p>
      <text:p text:style-name="P39"><text:soft-page-break/>Syntax:<text:tab/><text:span text:style-name="T31">DELETE</text:span> <text:span text:style-name="T29">[</text:span><text:span text:style-name="T5">line specification</text:span><text:span text:style-name="T29">]</text:span></text:p>
      <text:p text:style-name="P38">If the list specification is a single line, it is deleted immediately. If the list specification is a range, the lines are displayed and the user must confirm the operation.</text:p>
      <text:p text:style-name="P38">The DELETE command with no specification (implying the entire program) does not delete the program but does nothing. (To delete the entire program, use the NEW command.)</text:p>
      <text:h text:style-name="Heading_20_3" text:outline-level="3">RUN</text:h>
      <text:p text:style-name="Text_20_body">Runs the current program.</text:p>
      <text:p text:style-name="Text_20_body">Syntax:<text:tab/>RUN</text:p>
      <text:h text:style-name="P137" text:outline-level="3">TRACE</text:h>
      <text:p text:style-name="P4">Runs the current program, <text:span text:style-name="T17">displaying each line prior to execution.</text:span></text:p>
      <text:p text:style-name="P4">Syntax:<text:tab/><text:span text:style-name="T17">TRACE</text:span></text:p>
      <text:p text:style-name="P70">After the line is displayed and executed, certain statements (READ, LET, and IF) display additional information. READ displays the values read. LET displays the new value assigned. IF displays the two values, the operator, and the result ('true' or 'false').</text:p>
      <text:h text:style-name="P138" text:outline-level="3">SAVE</text:h>
      <text:p text:style-name="Text_20_body">Saves the current program to disk. Will overwrite an existing file without prompting.</text:p>
      <text:p text:style-name="Text_20_body">Syntax:<text:tab/>SAVE <text:span text:style-name="T1">filename</text:span></text:p>
      <text:h text:style-name="Heading_20_2" text:outline-level="2">Variables</text:h>
      <text:p text:style-name="Text_20_body">Variables store numeric values. (There are only numeric variables, which handle integer and floating point values. There are no variable types for text strings, integers, double-precision floats, or objects.)</text:p>
      <text:p text:style-name="P81">Variable names consist of a single letter and an optional digit <text:span text:style-name="T26">and an optional subscript</text:span>. <text:span text:style-name="T59">Subscripts are enclosed in parentheses or square brackets.</text:span></text:p>
      <text:p text:style-name="P40">Valid names:<text:tab/>A, B, C, D1, E0, F, F1, F2, <text:span text:style-name="T26">G(3), H(17), L(1,0), B[5]</text:span></text:p>
      <text:p text:style-name="P40">Invalid names:</text:p>
      <table:table table:name="Table6" table:style-name="Table6">
        <table:table-column table:style-name="Table6.A"/>
        <table:table-column table:style-name="Table6.B"/>
        <table:table-row>
          <table:table-cell table:style-name="Table6.A1" office:value-type="string">
            <text:p text:style-name="P14">Name</text:p>
          </table:table-cell>
          <table:table-cell table:style-name="Table6.B1" office:value-type="string">
            <text:p text:style-name="P14">Reason</text:p>
          </table:table-cell>
        </table:table-row>
        <table:table-row>
          <table:table-cell table:style-name="Table6.A2" office:value-type="string">
            <text:p text:style-name="P40">AA</text:p>
          </table:table-cell>
          <table:table-cell table:style-name="Table6.B2" office:value-type="string">
            <text:p text:style-name="P41">Names may have at most one letter</text:p>
          </table:table-cell>
        </table:table-row>
        <table:table-row>
          <table:table-cell table:style-name="Table6.A2" office:value-type="string">
            <text:p text:style-name="P40">A10</text:p>
          </table:table-cell>
          <table:table-cell table:style-name="Table6.B2" office:value-type="string">
            <text:p text:style-name="P41">Names may have at most one digit after one letter</text:p>
          </table:table-cell>
        </table:table-row>
        <table:table-row>
          <table:table-cell table:style-name="Table6.A2" office:value-type="string">
            <text:p text:style-name="P40">9Z</text:p>
          </table:table-cell>
          <table:table-cell table:style-name="Table6.B2" office:value-type="string">
            <text:p text:style-name="P41">Names must start with a letter</text:p>
          </table:table-cell>
        </table:table-row>
        <table:table-row>
          <table:table-cell table:style-name="Table6.A2" office:value-type="string">
            <text:p text:style-name="P40">A_2</text:p>
          </table:table-cell>
          <table:table-cell table:style-name="Table6.B2" office:value-type="string">
            <text:p text:style-name="P41">Names may not contain underscore</text:p>
          </table:table-cell>
        </table:table-row>
        <table:table-row>
          <table:table-cell table:style-name="Table6.A2" office:value-type="string">
            <text:p text:style-name="P21">K()</text:p>
          </table:table-cell>
          <table:table-cell table:style-name="Table6.B2" office:value-type="string">
            <text:p text:style-name="P21">Subscripted names must have subscript values</text:p>
          </table:table-cell>
        </table:table-row>
      </table:table>
      <text:p text:style-name="Text_20_body"/>
      <text:p text:style-name="Text_20_body">Variables do not need to be declared. They are assumed to exist with value zero.</text:p>
      <text:h text:style-name="Heading_20_2" text:outline-level="2"><text:soft-page-break/>Expressions <text:span text:style-name="T20">and operators</text:span></text:h>
      <text:p text:style-name="P10">BASIC-1965 supports the following <text:span text:style-name="T28">arithmetic </text:span>operations:</text:p>
      <table:table table:name="Table1" table:style-name="Table1">
        <table:table-column table:style-name="Table1.A"/>
        <table:table-column table:style-name="Table1.B"/>
        <table:table-column table:style-name="Table1.C"/>
        <table:table-row>
          <table:table-cell table:style-name="Table1.A1" office:value-type="string">
            <text:p text:style-name="P11">Operation</text:p>
          </table:table-cell>
          <table:table-cell table:style-name="Table1.A1" office:value-type="string">
            <text:p text:style-name="P11">Symbol</text:p>
          </table:table-cell>
          <table:table-cell table:style-name="Table1.C1" office:value-type="string">
            <text:p text:style-name="P15">Precedence</text:p>
          </table:table-cell>
        </table:table-row>
        <table:table-row>
          <table:table-cell table:style-name="Table1.A2" office:value-type="string">
            <text:p text:style-name="P10">Addition</text:p>
          </table:table-cell>
          <table:table-cell table:style-name="Table1.A2" office:value-type="string">
            <text:p text:style-name="P17">+</text:p>
          </table:table-cell>
          <table:table-cell table:style-name="Table1.C2" office:value-type="string">
            <text:p text:style-name="P52">3</text:p>
          </table:table-cell>
        </table:table-row>
        <table:table-row>
          <table:table-cell table:style-name="Table1.A2" office:value-type="string">
            <text:p text:style-name="P10">Subtraction</text:p>
          </table:table-cell>
          <table:table-cell table:style-name="Table1.A2" office:value-type="string">
            <text:p text:style-name="P17">-</text:p>
          </table:table-cell>
          <table:table-cell table:style-name="Table1.C2" office:value-type="string">
            <text:p text:style-name="P52">3</text:p>
          </table:table-cell>
        </table:table-row>
        <table:table-row>
          <table:table-cell table:style-name="Table1.A2" office:value-type="string">
            <text:p text:style-name="P10">Multiplication</text:p>
          </table:table-cell>
          <table:table-cell table:style-name="Table1.A2" office:value-type="string">
            <text:p text:style-name="P17">*</text:p>
          </table:table-cell>
          <table:table-cell table:style-name="Table1.C2" office:value-type="string">
            <text:p text:style-name="P52">2</text:p>
          </table:table-cell>
        </table:table-row>
        <table:table-row>
          <table:table-cell table:style-name="Table1.A2" office:value-type="string">
            <text:p text:style-name="P10">Division</text:p>
          </table:table-cell>
          <table:table-cell table:style-name="Table1.A2" office:value-type="string">
            <text:p text:style-name="P17">/</text:p>
          </table:table-cell>
          <table:table-cell table:style-name="Table1.C2" office:value-type="string">
            <text:p text:style-name="P52">2</text:p>
          </table:table-cell>
        </table:table-row>
        <table:table-row>
          <table:table-cell table:style-name="Table1.A2" office:value-type="string">
            <text:p text:style-name="P7">Exponent</text:p>
          </table:table-cell>
          <table:table-cell table:style-name="Table1.A2" office:value-type="string">
            <text:p text:style-name="P8">^</text:p>
          </table:table-cell>
          <table:table-cell table:style-name="Table1.C2" office:value-type="string">
            <text:p text:style-name="P52">1</text:p>
          </table:table-cell>
        </table:table-row>
      </table:table>
      <text:p text:style-name="P10"/>
      <text:p text:style-name="P51">Parentheses may be used to force computations is a specific order. The expression A+B*C performs the multiplication first; the expression (A+B)*C performs the addition first.</text:p>
      <text:p text:style-name="P10">Errors in computation (overflow, underflow, and divide by zero) cause execution to stop.</text:p>
      <text:p text:style-name="P10"/>
      <text:p text:style-name="P28">BASIC-1965 supports the following <text:span text:style-name="T28">boolean comparisions</text:span>:</text:p>
      <table:table table:name="Table2" table:style-name="Table2">
        <table:table-column table:style-name="Table2.A"/>
        <table:table-column table:style-name="Table2.B"/>
        <table:table-row>
          <table:table-cell table:style-name="Table2.A1" office:value-type="string">
            <text:p text:style-name="P12">Operation</text:p>
          </table:table-cell>
          <table:table-cell table:style-name="Table2.B1" office:value-type="string">
            <text:p text:style-name="P12">Symbol</text:p>
          </table:table-cell>
        </table:table-row>
        <table:table-row>
          <table:table-cell table:style-name="Table2.A2" office:value-type="string">
            <text:p text:style-name="P29">Equal</text:p>
          </table:table-cell>
          <table:table-cell table:style-name="Table2.B2" office:value-type="string">
            <text:p text:style-name="P30">=</text:p>
          </table:table-cell>
        </table:table-row>
        <table:table-row>
          <table:table-cell table:style-name="Table2.A2" office:value-type="string">
            <text:p text:style-name="P29">Not equal</text:p>
          </table:table-cell>
          <table:table-cell table:style-name="Table2.B2" office:value-type="string">
            <text:p text:style-name="P30">&lt;&gt;</text:p>
          </table:table-cell>
        </table:table-row>
        <table:table-row>
          <table:table-cell table:style-name="Table2.A2" office:value-type="string">
            <text:p text:style-name="P29">Greater than</text:p>
          </table:table-cell>
          <table:table-cell table:style-name="Table2.B2" office:value-type="string">
            <text:p text:style-name="P30">&gt;</text:p>
          </table:table-cell>
        </table:table-row>
        <table:table-row>
          <table:table-cell table:style-name="Table2.A2" office:value-type="string">
            <text:p text:style-name="P29">Greater than or equal</text:p>
          </table:table-cell>
          <table:table-cell table:style-name="Table2.B2" office:value-type="string">
            <text:p text:style-name="P30">&gt;=</text:p>
          </table:table-cell>
        </table:table-row>
        <table:table-row>
          <table:table-cell table:style-name="Table2.A2" office:value-type="string">
            <text:p text:style-name="P29">Less than</text:p>
          </table:table-cell>
          <table:table-cell table:style-name="Table2.B2" office:value-type="string">
            <text:p text:style-name="P30">&lt;</text:p>
          </table:table-cell>
        </table:table-row>
        <table:table-row>
          <table:table-cell table:style-name="Table2.A2" office:value-type="string">
            <text:p text:style-name="P29">Less than or equal</text:p>
          </table:table-cell>
          <table:table-cell table:style-name="Table2.B2" office:value-type="string">
            <text:p text:style-name="P30">&lt;=</text:p>
          </table:table-cell>
        </table:table-row>
      </table:table>
      <text:p text:style-name="P28"/>
      <text:p text:style-name="P51">Boolean comparisons are permitted only within IF statements, and only one comparison is allowed per statement.</text:p>
      <text:h text:style-name="P125" text:outline-level="2">Numeric values</text:h>
      <text:p text:style-name="P23">Numeric values are either integers or floating point. <text:span text:style-name="T27">Integers are stored internally with Ruby's Fixnum class. </text:span>Floating point numbers are store<text:span text:style-name="T27">d</text:span> <text:span text:style-name="T27">as Ruby's Float </text:span>with full precision and printed with six significant digits.</text:p>
      <text:p text:style-name="P24">Numeric constants may be integer or real, and may use E-notation with unsigned exponents. The 'E' must be uppercase; a lowercase 'e' will be rejected. <text:span text:style-name="T28">Exponents may be signed or unsigned.</text:span></text:p>
      <text:p text:style-name="P27">Valid numeric constants: 0, 1, 2, -5, 17, 123456789, 1.03, -2.17, 1E4, -2E3, <text:span text:style-name="T29">1</text:span>E-2, <text:span text:style-name="T28">2.37E+4</text:span></text:p>
      <text:p text:style-name="P25">Invalid constants:</text:p>
      <table:table table:name="Table4" table:style-name="Table4">
        <table:table-column table:style-name="Table4.A"/>
        <table:table-column table:style-name="Table4.B"/>
        <table:table-row>
          <table:table-cell table:style-name="Table4.A1" office:value-type="string">
            <text:p text:style-name="P13">Value</text:p>
          </table:table-cell>
          <table:table-cell table:style-name="Table4.B1" office:value-type="string">
            <text:p text:style-name="P13">Reason</text:p>
          </table:table-cell>
        </table:table-row>
        <text:soft-page-break/>
        <table:table-row>
          <table:table-cell table:style-name="Table4.A2" office:value-type="string">
            <text:p text:style-name="P25">0A</text:p>
          </table:table-cell>
          <table:table-cell table:style-name="Table4.B2" office:value-type="string">
            <text:p text:style-name="P33">Only digits 0 through 9 and decimal points (and the 'E' for exponent) are permitted</text:p>
          </table:table-cell>
        </table:table-row>
        <table:table-row>
          <table:table-cell table:style-name="Table4.A2" office:value-type="string">
            <text:p text:style-name="P25">3.03+E3</text:p>
            <text:p text:style-name="P31"/>
          </table:table-cell>
          <table:table-cell table:style-name="Table4.B2" office:value-type="string">
            <text:p text:style-name="P33">The <text:span text:style-name="T41">sign for the </text:span>exponent must be <text:span text:style-name="T41">after the 'E'. (This expression will be parsed as the value 3.03 plus the contents of variable E3.)</text:span></text:p>
          </table:table-cell>
        </table:table-row>
        <table:table-row>
          <table:table-cell table:style-name="Table4.A2" office:value-type="string">
            <text:p text:style-name="P25"><text:span text:style-name="T29">1</text:span>e4</text:p>
          </table:table-cell>
          <table:table-cell table:style-name="Table4.B2" office:value-type="string">
            <text:p text:style-name="P33">The 'E' for exponent must be uppercase</text:p>
          </table:table-cell>
        </table:table-row>
      </table:table>
      <text:p text:style-name="P25"/>
      <text:h text:style-name="P126" text:outline-level="2">Program statements</text:h>
      <text:p text:style-name="Text_20_body">Program statements are stored as part of the program. Every program statement must have a line number.</text:p>
      <text:h text:style-name="P139" text:outline-level="3">Line numbers</text:h>
      <text:p text:style-name="P33">Line numbers are positive integers less than 10000.</text:p>
      <text:h text:style-name="Heading_20_3" text:outline-level="3">Empty lines</text:h>
      <text:p text:style-name="P33">A line number with no following text is an empty line. It is retained as part of the program, but performs no action during execution.</text:p>
      <text:p text:style-name="P35">Examples:</text:p>
      <text:p text:style-name="P97">10</text:p>
      <text:p text:style-name="P97"><text:span text:style-name="T41">1</text:span>20</text:p>
      <text:p text:style-name="P97"><text:span text:style-name="T41">67</text:span>3<text:span text:style-name="T41">1</text:span></text:p>
      <text:h text:style-name="P140" text:outline-level="3">DATA</text:h>
      <text:p text:style-name="P53">Specifies values for READ <text:span text:style-name="T42">or MAT READ </text:span>statements</text:p>
      <text:p text:style-name="P53">Syntax:<text:tab/>DATA <text:span text:style-name="T1">value list</text:span></text:p>
      <text:p text:style-name="P53">Values must be numeric values separated by commas. <text:span text:style-name="T22">Values must be numeric constants.</text:span></text:p>
      <text:p text:style-name="P53">Examples:</text:p>
      <text:p text:style-name="P103">390 DATA 3, 150, 175, 180</text:p>
      <text:p text:style-name="P105">400 DATA 2</text:p>
      <text:p text:style-name="P53"/>
      <text:p text:style-name="P54">The DATA statement is processed before the program runs, and processed only once. Thus, it may appear at the end of the program, and does not have to appear before a READ statement.</text:p>
      <text:p text:style-name="P54">But the side effect from processing the statement only once is ... the statement is processed only once (per run). A DATA statement inside a FOR/NEXT loop is processed only once, not once for each loop execution.</text:p>
      <text:h text:style-name="P141" text:outline-level="3">DEF</text:h>
      <text:p text:style-name="P44">Specifies a user-defined function.</text:p>
      <text:p text:style-name="P45">Syntax:<text:tab/><text:span text:style-name="T33">DEF</text:span> <text:span text:style-name="T6">name(parameter</text:span><text:span text:style-name="T7">s</text:span><text:span text:style-name="T6">)</text:span> = <text:span text:style-name="T1">expression</text:span></text:p>
      <text:p text:style-name="P44">User-defined functions have names in the form 'F<text:span text:style-name="T57">N</text:span>x' where 'x' is a single letter.</text:p>
      <text:p text:style-name="P79">The parameters in the definition must be single letters. They are not variable names. The invokation <text:s/><text:soft-page-break/>of the function may provide a variable name. (See examples below.)</text:p>
      <text:p text:style-name="P44">The definition for a user-defined function is an expression, similar to the right-hand side of the assignment in a LET statement.</text:p>
      <text:p text:style-name="P44">The parameter<text:span text:style-name="T34">s</text:span> specified in the definition <text:span text:style-name="T34">are</text:span> substituted <text:span text:style-name="T34">into the expression </text:span>at run-time; other variables specified in the expression are evaluated <text:span text:style-name="T34">as </text:span>usual, using the existing values at the time of execution.</text:p>
      <text:p text:style-name="P45">Examples:</text:p>
      <text:p text:style-name="P98">10 <text:span text:style-name="T33">DEF FNA(A) = INT(A)</text:span></text:p>
      <text:p text:style-name="P98">20 <text:span text:style-name="T32">DEF FNB(C) = COS(C)/SIN(C)</text:span></text:p>
      <text:p text:style-name="P98"><text:span text:style-name="T33">3</text:span>0 <text:span text:style-name="T32">DEF FNC(C) = COS(C)/SIN(A)</text:span></text:p>
      <text:p text:style-name="P124">100 LET P1 = 3.1415</text:p>
      <text:p text:style-name="P124">105 LET R4 = 20.1</text:p>
      <text:p text:style-name="P99">110 LET A1 = FNA(<text:span text:style-name="T57">R4</text:span>)</text:p>
      <text:p text:style-name="P99">120 LET B1 = FNB(30/<text:span text:style-name="T57">P1</text:span>)</text:p>
      <text:p text:style-name="P99">130 LET A = 30/3.1416</text:p>
      <text:p text:style-name="P99">131 LET A1 = FNC(45/<text:span text:style-name="T57">P1</text:span>)</text:p>
      <text:p text:style-name="P54"/>
      <text:p text:style-name="P54">The DEF statement is processed before the program runs, and processed only once. Thus, it does not have to appear before it is used in a LET statement. (Although tradition is that the DEF is specified before the function is used.)</text:p>
      <text:h text:style-name="P142" text:outline-level="3">DIM</text:h>
      <text:p text:style-name="P42">Specifies the number of dimensions and maximum subscripts for each dimension. (Without a DIM statement, variables may have <text:span text:style-name="T35">a </text:span>dimension of at most 10.)</text:p>
      <text:p text:style-name="P53">Examples:</text:p>
      <text:p text:style-name="P103">10 <text:span text:style-name="T32">DIM A(20)</text:span></text:p>
      <text:p text:style-name="P103">20 <text:span text:style-name="T32">DIM B(15), C(20,30)</text:span></text:p>
      <text:p text:style-name="P48"/>
      <text:p text:style-name="P48">Arrays are zero-based, so the DIM A(20) statement allows for values A(0) through A(20).</text:p>
      <text:h text:style-name="P140" text:outline-level="3">END</text:h>
      <text:p text:style-name="P53">Marks the end of the program.</text:p>
      <text:p text:style-name="P53">An END statement, when executed, will force the execution of the program to stop.</text:p>
      <text:p text:style-name="P53">Syntax:<text:tab/>END</text:p>
      <text:p text:style-name="P53">Examples:</text:p>
      <text:p text:style-name="P103">999 END</text:p>
      <text:p text:style-name="P42"/>
      <text:p text:style-name="P48">The END statement should be the last statement in the program, and there should be only one of them. BASIC-1965 checks for neither, and will allow an END in the middle of the program and will allow multiple END statements.</text:p>
      <text:h text:style-name="P140" text:outline-level="3">FOR</text:h>
      <text:p text:style-name="P53">Performs a sequence of statements for a specific number of times.</text:p>
      <text:p text:style-name="P53">Syntax:<text:tab/>PRINT <text:span text:style-name="T1">control variable = starting value</text:span><text:span text:style-name="T13"> TO </text:span><text:span text:style-name="T1">ending value</text:span></text:p>
      <text:p text:style-name="P53">Syntax:<text:tab/>PRINT <text:span text:style-name="T1">control variable = starting value</text:span><text:span text:style-name="T13"> TO </text:span><text:span text:style-name="T1">ending value</text:span><text:span text:style-name="T13"> STEP </text:span><text:span text:style-name="T1">iteration value</text:span></text:p>
      <text:p text:style-name="P53"><text:soft-page-break/>The statements after the FOR statement (up to the accompanying NEXT statement) are repeated.</text:p>
      <text:p text:style-name="P26">The control variable may not have subscripts.</text:p>
      <text:p text:style-name="P32">The starting value, ending value, and iteration value may be integers or real.</text:p>
      <text:p text:style-name="P55">If the starting value is greater than the ending value (or less than the ending value, when the STEP value is negative) then the statements between the FOR statement and the next NEXT statement with a matching control value are not executed.</text:p>
      <text:p text:style-name="P55">A STEP value of zero will cause a loop that does not end.</text:p>
      <text:p text:style-name="P53"/>
      <text:p text:style-name="P53">Examples:</text:p>
      <text:p text:style-name="P103"><text:span text:style-name="T23">10 </text:span>FOR I = 1 TO 10</text:p>
      <text:p text:style-name="P103"><text:span text:style-name="T23">20 </text:span>PRINT <text:span text:style-name="T28">I</text:span></text:p>
      <text:p text:style-name="P103"><text:span text:style-name="T23">30 </text:span>NEXT I</text:p>
      <text:p text:style-name="P103"/>
      <text:p text:style-name="P103"><text:span text:style-name="T23">10 </text:span>FOR I = 1 TO 10 STEP 2</text:p>
      <text:p text:style-name="P103"><text:span text:style-name="T23">20 </text:span>PRINT <text:span text:style-name="T28">I</text:span></text:p>
      <text:p text:style-name="P103"><text:span text:style-name="T23">30 </text:span>NEXT I</text:p>
      <text:p text:style-name="P103"/>
      <text:p text:style-name="P103"><text:span text:style-name="T23">10 </text:span>FOR I = 1 TO 10.<text:span text:style-name="T28">5</text:span> STEP <text:span text:style-name="T28">0.5</text:span></text:p>
      <text:p text:style-name="P103"><text:span text:style-name="T23">20 </text:span>PRINT <text:span text:style-name="T28">I</text:span></text:p>
      <text:p text:style-name="P103"><text:span text:style-name="T23">30 </text:span>NEXT I</text:p>
      <text:p text:style-name="P103"/>
      <text:p text:style-name="P103"><text:span text:style-name="T23">10 </text:span>FOR I = 10 TO 1 STEP -1</text:p>
      <text:p text:style-name="P103"><text:span text:style-name="T23">20 </text:span>PRINT <text:span text:style-name="T28">I</text:span></text:p>
      <text:p text:style-name="P103"><text:span text:style-name="T23">30 </text:span>NEXT I</text:p>
      <text:p text:style-name="P53"/>
      <text:p text:style-name="P53">It is possible to change the value of the control value within the loop. You can write:</text:p>
      <text:p text:style-name="P103"><text:span text:style-name="T23">10 </text:span>FOR I = 1 TO 10</text:p>
      <text:p text:style-name="P103"><text:span text:style-name="T23">20 </text:span>PRINT A</text:p>
      <text:p text:style-name="P103"><text:span text:style-name="T23">30 </text:span>LET I = 2</text:p>
      <text:p text:style-name="P103"><text:span text:style-name="T23">40 </text:span>NEXT I</text:p>
      <text:p text:style-name="P53"/>
      <text:p text:style-name="P53">This will lock the program into a permanent loop, as the value of I will never reach 10.</text:p>
      <text:h text:style-name="P140" text:outline-level="3">GO TO</text:h>
      <text:p text:style-name="P53">Changes the flow of the program.</text:p>
      <text:p text:style-name="P53">Syntax:<text:tab/>GO TO line number</text:p>
      <text:p text:style-name="P9">Syntax:<text:tab/>GOTO line number</text:p>
      <text:p text:style-name="P53">Examples:</text:p>
      <text:p text:style-name="P103">300 GO TO 100</text:p>
      <text:p text:style-name="P53"/>
      <text:p text:style-name="P53">Notice that the command "350 GO TO 350" is legal but not sensible. The interpreter will execute line 350 repeatedly with no output. (This is called a "locked loop" or more humorously a "dynamic halt".)</text:p>
      <text:h text:style-name="P140" text:outline-level="3">GOSUB</text:h>
      <text:p text:style-name="P53">Changes the flow of the program by calling a subroutine.</text:p>
      <text:p text:style-name="P53">Syntax:<text:tab/>GOSUB line number</text:p>
      <text:p text:style-name="P53"><text:soft-page-break/>Examples:</text:p>
      <text:p text:style-name="P103">300 GOSUB 400</text:p>
      <text:p text:style-name="P53"/>
      <text:p text:style-name="P53">Notice that the command "350 GOSUB 350" is legal but not sensible. The interpreter will execute line 350 repeatedly with no output. <text:span text:style-name="T53">Unlike the '350 GOTO 350' example, this command will evantually stop, as each iteration adds a return address to an internal stack. Eventually, the underlying Ruby process will exhaust available memory and halt.</text:span></text:p>
      <text:h text:style-name="P140" text:outline-level="3">IF/THEN</text:h>
      <text:p text:style-name="P53">Syntax:<text:tab/>IF <text:span text:style-name="T1">boolean expression</text:span> THEN <text:span text:style-name="T1">line number</text:span></text:p>
      <text:p text:style-name="P3">The boolean expression must be in the form "<text:span text:style-name="T2">expression</text:span><text:span text:style-name="T1"> operator </text:span><text:span text:style-name="T2">expression</text:span>" where <text:span text:style-name="T1">operator</text:span> is limited to the <text:span text:style-name="T28">comparion operations listed above</text:span>. Boolean operators such as "and" or "or" are not permitted. The two arguments in the boolean expression m<text:span text:style-name="T19">ay</text:span> be <text:span text:style-name="T19">numeric constants, </text:span>variables, <text:span text:style-name="T19">or arithmetic expressions. Text values </text:span>are not allowed.</text:p>
      <text:p text:style-name="P3">The "target" after the THEN keyword must be a line number; it cannot be a statement.</text:p>
      <text:p text:style-name="P3">Examples:</text:p>
      <text:p text:style-name="P103">100 IF A = 1 THEN 200</text:p>
      <text:p text:style-name="P103">110 IF A &gt; B THEN 250</text:p>
      <text:p text:style-name="P103">120 IF G1 &lt;= G2 THEN 301</text:p>
      <text:h text:style-name="P140" text:outline-level="3">INPUT</text:h>
      <text:p text:style-name="P53">Prompts the user and allows the user to enter a numeric value. Non-numeric values are invalid and cause execution to stop.</text:p>
      <text:p text:style-name="P53">Syntax:<text:tab/>INPUT <text:span text:style-name="T28">[</text:span><text:span text:style-name="T4">prompt</text:span><text:span text:style-name="T28">,] </text:span><text:span text:style-name="T1">variable list</text:span></text:p>
      <text:p text:style-name="P53">Examples:</text:p>
      <text:p text:style-name="P103">60 INPUT U</text:p>
      <text:p text:style-name="P103">65 INPUT V1, V2, V3</text:p>
      <text:p text:style-name="P96">70 INPUT "Enter values: ", A, B</text:p>
      <text:p text:style-name="P53"/>
      <text:p text:style-name="P53"><text:span text:style-name="T28">The default p</text:span>rompt <text:span text:style-name="T28">is a single question mark (?) character. This prompt can be changed to any text value by specifying the</text:span> <text:span text:style-name="T28">value as the first parameter.</text:span></text:p>
      <text:p text:style-name="P32">When multiple values are specified, they may be entered on one line with commas as separators. If an insufficient number of values is entered, BASIC will prompt for more data. These prompts are always the question mark, not the specified prompt.</text:p>
      <text:h text:style-name="P140" text:outline-level="3">LET</text:h>
      <text:p text:style-name="Text_20_body">Assigns a value to a variable.</text:p>
      <text:p text:style-name="Text_20_body">Syntax:<text:tab/>LET <text:span text:style-name="T1">target variable</text:span> = <text:span text:style-name="T1">expression</text:span></text:p>
      <text:p text:style-name="Text_20_body">Examples:</text:p>
      <text:p text:style-name="Preformatted_20_Text">40 LET A = 0</text:p>
      <text:p text:style-name="Preformatted_20_Text">50 LET B = A + 10</text:p>
      <text:p text:style-name="Preformatted_20_Text">55 LET C = C + 1</text:p>
      <text:p text:style-name="P65"/>
      <text:p text:style-name="P65"><text:span text:style-name="T45">Expressions may use a combination of operators, functions, and variables</text:span>.</text:p>
      <text:h text:style-name="P143" text:outline-level="3"><text:soft-page-break/>NEXT</text:h>
      <text:p text:style-name="Text_20_body">Denotes the end of a FOR loop.</text:p>
      <text:p text:style-name="Text_20_body">Syntax:<text:tab/>NEXT <text:span text:style-name="T1">control variable</text:span></text:p>
      <text:p text:style-name="P1"/>
      <text:p text:style-name="P2">You can GOTO out of FOR/NEXT loops, and BASIC-1965 follows the examples set by Kemeny and Kurtz. <text:s/>For example:</text:p>
      <text:p text:style-name="Preformatted_20_Text">10 REM Sample</text:p>
      <text:p text:style-name="Preformatted_20_Text">20 FOR I = 1 TO 10</text:p>
      <text:p text:style-name="Preformatted_20_Text">30 PRINT I</text:p>
      <text:p text:style-name="Preformatted_20_Text">40 IF I = 7 GOTO 60</text:p>
      <text:p text:style-name="Preformatted_20_Text">50 NEXT I</text:p>
      <text:p text:style-name="Preformatted_20_Text">60 STOP</text:p>
      <text:p text:style-name="Preformatted_20_Text">90 END</text:p>
      <text:p text:style-name="P2"/>
      <text:p text:style-name="P2">The above code will print the values 1 through 7 and then stop.</text:p>
      <text:p text:style-name="P2">You can GOTO out of a loop and later GOTO back into it. BASIC-1965 will remember the state of the loop. If you GOTO into a FOR/NEXT loop (without activating it by the FOR statement), the eventual NEXT statement will cause an error.</text:p>
      <text:h text:style-name="Heading_20_3" text:outline-level="3">PRINT</text:h>
      <text:p text:style-name="Text_20_body">Displays a set of variables and constants to the console, with a newline character.</text:p>
      <text:p text:style-name="Text_20_body">Syntax:<text:tab/>PRINT <text:span text:style-name="T3">expression</text:span><text:span text:style-name="T1"> list</text:span></text:p>
      <text:p text:style-name="Text_20_body">Items in the list are separated by either commas or semicolons. A comma forces the next item to the next tab stop (tab stops are every 14 positions). A semicolon makes the next item adjacent to the previous item.</text:p>
      <text:p text:style-name="Text_20_body">Examples:</text:p>
      <text:p text:style-name="Preformatted_20_Text"><text:span text:style-name="T23">10 </text:span>PRINT</text:p>
      <text:p text:style-name="Preformatted_20_Text"><text:span text:style-name="T23">20 </text:span>PRINT A</text:p>
      <text:p text:style-name="Preformatted_20_Text"><text:span text:style-name="T23">30 </text:span>PRINT A, B</text:p>
      <text:p text:style-name="Preformatted_20_Text"><text:span text:style-name="T23">40 </text:span>PRINT "Output"</text:p>
      <text:p text:style-name="Preformatted_20_Text"><text:span text:style-name="T23">50 </text:span>PRINT "Results:", R1</text:p>
      <text:p text:style-name="Preformatted_20_Text"><text:span text:style-name="T23">60 </text:span>PRINT "Results:"; R2</text:p>
      <text:p text:style-name="Text_20_body"/>
      <text:p text:style-name="Text_20_body">The list may include terminating separators. A terminating semicolon will suppress the newline. A terminating comma will advance to the next tab position and suppress the newline.</text:p>
      <text:p text:style-name="Preformatted_20_Text"><text:span text:style-name="T23">10 </text:span>PRINT "Processing...";</text:p>
      <text:p text:style-name="Text_20_body"/>
      <text:p text:style-name="Text_20_body">... other statements that generate no output</text:p>
      <text:p text:style-name="Preformatted_20_Text"><text:span text:style-name="T23">20 </text:span>PRINT "done"</text:p>
      <text:p text:style-name="Text_20_body"/>
      <text:p text:style-name="Text_20_body">results in the text "Processing...done" on the console.</text:p>
      <text:p text:style-name="P47">The semicolon separator will force a small space between items. Between strings, there is no space. Between two numbers or a string and a number, BASIC will print spaces to the next column that is a multiple of 3.</text:p>
      <text:p text:style-name="Text_20_body">Numbers are printed with automatic formatting. BASIC-1965 will print a number with the necessary number of decimal places. It is not possible to force a number of decimal places.</text:p>
      <text:h text:style-name="P144" text:outline-level="3"><text:soft-page-break/>READ</text:h>
      <text:p text:style-name="P77">Loads variables with values from DATA statements.</text:p>
      <text:p text:style-name="P77">Syntax:<text:tab/>READ <text:span text:style-name="T1">variable list</text:span></text:p>
      <text:p text:style-name="P77">Examples:</text:p>
      <text:p text:style-name="P123">400 READ N</text:p>
      <text:p text:style-name="P123">410 READ A, B, C</text:p>
      <text:p text:style-name="P77"/>
      <text:p text:style-name="P77">Notice that the number of values in a READ statement do not have to match the number of values in DATA statements. <text:span text:style-name="T17">You may READ in pairs and define ten values per DATA statement. You may READ ten items from DATA statements that contain one value each.</text:span></text:p>
      <text:p text:style-name="P77">READing more values than are specified by DATA statements, in total, will cause an error.</text:p>
      <text:p text:style-name="P78">BASIC keeps an internal pointer to the next data item. This pointer can be reset with the RESTORE statement.</text:p>
      <text:h text:style-name="P144" text:outline-level="3">REM</text:h>
      <text:p text:style-name="P77">Allows for a comment in the program.</text:p>
      <text:p text:style-name="P77">Syntax:<text:tab/>REM <text:span text:style-name="T1">any text</text:span></text:p>
      <text:p text:style-name="P77">Examples:</text:p>
      <text:p text:style-name="P123">10 REM</text:p>
      <text:p text:style-name="P123">20 REM Beginning of my first program</text:p>
      <text:p text:style-name="P123">30 REM<text:span text:style-name="T35">ARK</text:span> *----*</text:p>
      <text:h text:style-name="P144" text:outline-level="3">RE<text:span text:style-name="T56">STORE</text:span></text:h>
      <text:p text:style-name="P78">Resets the internal pointer for the READ statement. After a RESTORE statement, a READ statement will read the first data item.</text:p>
      <text:p text:style-name="P53">Syntax:<text:tab/><text:span text:style-name="T13">RE</text:span><text:span text:style-name="T16">STORE</text:span></text:p>
      <text:p text:style-name="P53">Examples:</text:p>
      <text:p text:style-name="P103"><text:span text:style-name="T56">2</text:span>10 RE<text:span text:style-name="T56">STORE</text:span></text:p>
      <text:h text:style-name="P140" text:outline-level="3">RETURN</text:h>
      <text:p text:style-name="Text_20_body">Changes the flow of the program by returning from a subroutine.</text:p>
      <text:p text:style-name="Text_20_body">Syntax:<text:tab/>RETURN</text:p>
      <text:p text:style-name="Text_20_body">Examples:</text:p>
      <text:p text:style-name="Preformatted_20_Text">450 RETURN</text:p>
      <text:p text:style-name="P5"/>
      <text:p text:style-name="P5">A RETURN statement makes sense only after the execution of a matching GOSUB statement. A RETURN without a GOSUB will cause an error.</text:p>
      <text:h text:style-name="Heading_20_3" text:outline-level="3">STOP</text:h>
      <text:p text:style-name="Text_20_body">Forces the execution of the program to stop.</text:p>
      <text:p text:style-name="Text_20_body">Syntax:<text:tab/>STOP</text:p>
      <text:p text:style-name="Text_20_body">Examples:</text:p>
      <text:p text:style-name="Preformatted_20_Text"><text:soft-page-break/>900 STOP</text:p>
      <text:h text:style-name="P145" text:outline-level="3">TRACE</text:h>
      <text:p text:style-name="P71"><text:span text:style-name="T51">Turns tracing on or off</text:span>. <text:span text:style-name="T51">The TRACE command (interactive mode) runs a program and displays information ofr every line executed. The TRACE statement (part of a program) turns tracing on or off, allowing for targeted tracing of programs.</text:span></text:p>
      <text:p text:style-name="P71">Syntax:<text:tab/><text:span text:style-name="T51">TRACE </text:span><text:span text:style-name="T10">state</text:span></text:p>
      <text:p text:style-name="P71">Examples:</text:p>
      <text:p text:style-name="P120"><text:span text:style-name="T51">1</text:span>00 <text:span text:style-name="T51">TRACE ON</text:span></text:p>
      <text:p text:style-name="P121">250 TRACE OFF</text:p>
      <text:p text:style-name="P71"/>
      <text:p text:style-name="P71"><text:span text:style-name="T51">The TRACE</text:span><text:span text:style-name="T15"> statement accepts a single value to set the state: ON or OFF. 'ON' (or anything that does not look like 'OFF', 'NO' or 'FALSE') will set tracing on. The values 'OFF', 'NO', and 'FALSE' will turn off tracing.</text:span></text:p>
      <text:h text:style-name="P146" text:outline-level="3">MAT PRINT</text:h>
      <text:p text:style-name="P49"><text:span text:style-name="T38">Prints an array or matrix of values</text:span>.</text:p>
      <text:p text:style-name="P49">Syntax:<text:tab/><text:span text:style-name="T38">MAT PRINT </text:span><text:span text:style-name="T8">variable list</text:span></text:p>
      <text:p text:style-name="P49">Examples:</text:p>
      <text:p text:style-name="P100"><text:span text:style-name="T38">1</text:span>00 <text:span text:style-name="T38">MAT PRINT A</text:span></text:p>
      <text:p text:style-name="P101">110 MAT PRINT B;</text:p>
      <text:p text:style-name="P101">120 MAT PRINT A; B;</text:p>
      <text:p text:style-name="P101">130 MAT PRINT C, D</text:p>
      <text:p text:style-name="P49"/>
      <text:p text:style-name="P49"><text:span text:style-name="T38">The values must be defined with DIM statements prior to printing</text:span>.</text:p>
      <text:p text:style-name="P50">For one-dimensional arrays, the values are printed sequentially with as many values as will fit on a line.</text:p>
      <text:p text:style-name="P50">For two-dimensional matrices, values for each row in the matrix are printed on a line and a new line is used for each row.</text:p>
      <text:p text:style-name="P50">For arrays and matrixes, the zero-index items are not printed. An array DIM(4) will print elements 1 through 4; a matrix DIM(3,5) will print three rows of elements 1 through 5.</text:p>
      <text:p text:style-name="P50">The carriage control character that follows a variable name will be used for each element in a printed row. The semicolon results in narrow columns, the comma (or no character) results in wide columns.</text:p>
      <text:h text:style-name="P147" text:outline-level="3">MAT <text:span text:style-name="T42">READ</text:span></text:h>
      <text:p text:style-name="P58"><text:span text:style-name="T42">Reads data into an array or matrix of values</text:span>.</text:p>
      <text:p text:style-name="P58">Syntax:<text:tab/><text:span text:style-name="T38">MAT READ </text:span><text:span text:style-name="T8">variable list</text:span></text:p>
      <text:p text:style-name="P58">Examples:</text:p>
      <text:p text:style-name="P104"><text:span text:style-name="T38">1</text:span>00 <text:span text:style-name="T38">MAT READ A</text:span></text:p>
      <text:p text:style-name="P102">110 MAT <text:span text:style-name="T42">READ</text:span> B, <text:span text:style-name="T42">C</text:span></text:p>
      <text:p text:style-name="P105">120 MAT READ D(15)</text:p>
      <text:p text:style-name="P105">130 MAT READ E(6,11)</text:p>
      <text:p text:style-name="P59"/>
      <text:p text:style-name="P58"><text:span text:style-name="T42">Dimensions may be supplied or omitted in MAT READ statements. Whe supplied, they override </text:span><text:soft-page-break/><text:span text:style-name="T42">any previous DIM or MAT READ statement</text:span>. <text:span text:style-name="T42">When omitted, the variable must have dimensions specified in earlier DIM or MAT READ statements.</text:span></text:p>
      <text:p text:style-name="P59">The values for dimensions may be numeric constants ot expressions. The expression is evaluated at run-time, like any other expression.</text:p>
      <text:p text:style-name="P58"/>
      <text:p text:style-name="P59">Data is read from DATA statements, as with the READ statement.</text:p>
      <text:h text:style-name="P148" text:outline-level="3">MAT</text:h>
      <text:p text:style-name="P60"><text:span text:style-name="T43">Assignes a value to a matrix variable</text:span>.</text:p>
      <text:p text:style-name="P60">Syntax:<text:tab/><text:span text:style-name="T38">MAT </text:span><text:span text:style-name="T8">target variable = expression</text:span></text:p>
      <text:p text:style-name="P60">Examples:</text:p>
      <text:p text:style-name="P109"><text:span text:style-name="T38">1</text:span>00 <text:span text:style-name="T38">MAT A = B</text:span></text:p>
      <text:p text:style-name="P110"><text:span text:style-name="T38">11</text:span>0 <text:span text:style-name="T38">MAT A = B * C</text:span></text:p>
      <text:p text:style-name="P110"><text:span text:style-name="T38">12</text:span>0 <text:span text:style-name="T38">MAT A = B + D</text:span></text:p>
      <text:p text:style-name="P110"><text:span text:style-name="T38">13</text:span>0 <text:span text:style-name="T38">MAT A = B - E</text:span></text:p>
      <text:p text:style-name="P110"><text:span text:style-name="T38">14</text:span>0 <text:span text:style-name="T38">MAT A = 2 * B</text:span></text:p>
      <text:p text:style-name="P110"><text:span text:style-name="T38">15</text:span>0 <text:span text:style-name="T38">MAT A = 2 * B - E</text:span></text:p>
      <text:p text:style-name="P106"/>
      <text:p text:style-name="P64">Variables are assumed to represent matrix values. <text:span text:style-name="T47">They may refer to variables dimensioned with one or two variables. </text:span>If you want to use a scalar variable, enclose it in parentheses:</text:p>
      <text:p text:style-name="P112">130 LET S = 2</text:p>
      <text:p text:style-name="P111"><text:span text:style-name="T38">14</text:span>0 <text:span text:style-name="T38">MAT A = (S) * B</text:span></text:p>
      <text:p text:style-name="P111"><text:span text:style-name="T38">15</text:span>0 <text:span text:style-name="T38">MAT A = (S) * B - E</text:span></text:p>
      <text:p text:style-name="P107"/>
      <text:p text:style-name="P61">The ex<text:span text:style-name="T44">p</text:span>ression is limited to <text:span text:style-name="T44">arithmetic operations (addition, subtraction, multiplication, division, and exponentiation)</text:span>. <text:span text:style-name="T44">Certain operations are available for certain combinations of operands:</text:span></text:p>
      <text:p text:style-name="P61"/>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16">First operand</text:p>
          </table:table-cell>
          <table:table-cell table:style-name="Table8.A1" office:value-type="string">
            <text:p text:style-name="P16">Operation</text:p>
          </table:table-cell>
          <table:table-cell table:style-name="Table8.A1" office:value-type="string">
            <text:p text:style-name="P16">Second operand</text:p>
          </table:table-cell>
          <table:table-cell table:style-name="Table8.A1" office:value-type="string">
            <text:p text:style-name="P16">Restrictions</text:p>
          </table:table-cell>
          <table:table-cell table:style-name="Table8.E1" office:value-type="string">
            <text:p text:style-name="P16">Actions</text:p>
          </table:table-cell>
        </table:table-row>
        <table:table-row>
          <table:table-cell table:style-name="Table8.A2" office:value-type="string">
            <text:p text:style-name="P62">Matrix</text:p>
          </table:table-cell>
          <table:table-cell table:style-name="Table8.A2" office:value-type="string">
            <text:p text:style-name="P62">Addition</text:p>
          </table:table-cell>
          <table:table-cell table:style-name="Table8.A2" office:value-type="string">
            <text:p text:style-name="P62">Matrix</text:p>
          </table:table-cell>
          <table:table-cell table:style-name="Table8.A2" office:value-type="string">
            <text:p text:style-name="P62">Matrices must have identical dimensions</text:p>
          </table:table-cell>
          <table:table-cell table:style-name="Table8.E2" office:value-type="string">
            <text:p text:style-name="P62">Corresponding elements are added</text:p>
          </table:table-cell>
        </table:table-row>
        <table:table-row>
          <table:table-cell table:style-name="Table8.A2" office:value-type="string">
            <text:p text:style-name="P62">Matrix</text:p>
          </table:table-cell>
          <table:table-cell table:style-name="Table8.A2" office:value-type="string">
            <text:p text:style-name="P62">Subtraction</text:p>
          </table:table-cell>
          <table:table-cell table:style-name="Table8.A2" office:value-type="string">
            <text:p text:style-name="P62">Matrix</text:p>
          </table:table-cell>
          <table:table-cell table:style-name="Table8.A2" office:value-type="string">
            <text:p text:style-name="P62">Matrices must have identical dimensions</text:p>
          </table:table-cell>
          <table:table-cell table:style-name="Table8.E2" office:value-type="string">
            <text:p text:style-name="P62">Elements from second matrix are subtracted from corresponding element in first matrix</text:p>
          </table:table-cell>
        </table:table-row>
        <table:table-row>
          <table:table-cell table:style-name="Table8.A2" office:value-type="string">
            <text:p text:style-name="P62">Matrix</text:p>
          </table:table-cell>
          <table:table-cell table:style-name="Table8.A2" office:value-type="string">
            <text:p text:style-name="P62">Multiplication</text:p>
          </table:table-cell>
          <table:table-cell table:style-name="Table8.A2" office:value-type="string">
            <text:p text:style-name="P62">Matrix</text:p>
          </table:table-cell>
          <table:table-cell table:style-name="Table8.A2" office:value-type="string">
            <text:p text:style-name="P62">Number of columns in second matrix must equal number of rows in first matrix</text:p>
          </table:table-cell>
          <table:table-cell table:style-name="Table8.E2" office:value-type="string">
            <text:p text:style-name="P62">Computes dot product, which contains the number of columns of the first matrix and the number of rows in the second matrix</text:p>
          </table:table-cell>
        </table:table-row>
        <table:table-row>
          <table:table-cell table:style-name="Table8.A2" office:value-type="string">
            <text:p text:style-name="P62">Matrix</text:p>
          </table:table-cell>
          <table:table-cell table:style-name="Table8.A2" office:value-type="string">
            <text:p text:style-name="P62">Division</text:p>
          </table:table-cell>
          <table:table-cell table:style-name="Table8.A2" office:value-type="string">
            <text:p text:style-name="P62">Matrix</text:p>
          </table:table-cell>
          <table:table-cell table:style-name="Table8.A2" office:value-type="string">
            <text:p text:style-name="P62">Not allowed</text:p>
          </table:table-cell>
          <table:table-cell table:style-name="Table8.E2" office:value-type="string">
            <text:p text:style-name="P62"/>
          </table:table-cell>
        </table:table-row>
        <table:table-row>
          <table:table-cell table:style-name="Table8.A2" office:value-type="string">
            <text:p text:style-name="P62">Matrix</text:p>
          </table:table-cell>
          <table:table-cell table:style-name="Table8.A2" office:value-type="string">
            <text:p text:style-name="P62">Power</text:p>
          </table:table-cell>
          <table:table-cell table:style-name="Table8.A2" office:value-type="string">
            <text:p text:style-name="P62">Matrix</text:p>
          </table:table-cell>
          <table:table-cell table:style-name="Table8.A2" office:value-type="string">
            <text:p text:style-name="P62">Not allowed</text:p>
          </table:table-cell>
          <table:table-cell table:style-name="Table8.E2" office:value-type="string">
            <text:p text:style-name="P62"/>
          </table:table-cell>
        </table:table-row>
        <table:table-row>
          <table:table-cell table:style-name="Table8.A2" office:value-type="string">
            <text:p text:style-name="P62">Scalar</text:p>
          </table:table-cell>
          <table:table-cell table:style-name="Table8.A2" office:value-type="string">
            <text:p text:style-name="P62">Addition</text:p>
          </table:table-cell>
          <table:table-cell table:style-name="Table8.A2" office:value-type="string">
            <text:p text:style-name="P62">Matrix</text:p>
          </table:table-cell>
          <table:table-cell table:style-name="Table8.A2" office:value-type="string">
            <text:p text:style-name="P62"/>
          </table:table-cell>
          <table:table-cell table:style-name="Table8.E2" office:value-type="string">
            <text:p text:style-name="P62">Elements from the matrix are added to the scalar value</text:p>
          </table:table-cell>
        </table:table-row>
        <text:soft-page-break/>
        <table:table-row>
          <table:table-cell table:style-name="Table8.A2" office:value-type="string">
            <text:p text:style-name="P62">Scalar</text:p>
          </table:table-cell>
          <table:table-cell table:style-name="Table8.A2" office:value-type="string">
            <text:p text:style-name="P62">Subtraction</text:p>
          </table:table-cell>
          <table:table-cell table:style-name="Table8.A2" office:value-type="string">
            <text:p text:style-name="P62">Matrix</text:p>
          </table:table-cell>
          <table:table-cell table:style-name="Table8.A2" office:value-type="string">
            <text:p text:style-name="P62"/>
          </table:table-cell>
          <table:table-cell table:style-name="Table8.E2" office:value-type="string">
            <text:p text:style-name="P62">Elements from the matrix are subtracted from the scalar value</text:p>
          </table:table-cell>
        </table:table-row>
        <table:table-row>
          <table:table-cell table:style-name="Table8.A2" office:value-type="string">
            <text:p text:style-name="P62">Scalar</text:p>
          </table:table-cell>
          <table:table-cell table:style-name="Table8.A2" office:value-type="string">
            <text:p text:style-name="P62">Multiplication</text:p>
          </table:table-cell>
          <table:table-cell table:style-name="Table8.A2" office:value-type="string">
            <text:p text:style-name="P62">Matrix</text:p>
          </table:table-cell>
          <table:table-cell table:style-name="Table8.A2" office:value-type="string">
            <text:p text:style-name="P62"/>
          </table:table-cell>
          <table:table-cell table:style-name="Table8.E2" office:value-type="string">
            <text:p text:style-name="P62">Elements from the matrix are multiplied by the scalar value</text:p>
          </table:table-cell>
        </table:table-row>
        <table:table-row>
          <table:table-cell table:style-name="Table8.A2" office:value-type="string">
            <text:p text:style-name="P62">Scalar</text:p>
          </table:table-cell>
          <table:table-cell table:style-name="Table8.A2" office:value-type="string">
            <text:p text:style-name="P62">Division</text:p>
          </table:table-cell>
          <table:table-cell table:style-name="Table8.A2" office:value-type="string">
            <text:p text:style-name="P62">Matrix</text:p>
          </table:table-cell>
          <table:table-cell table:style-name="Table8.A2" office:value-type="string">
            <text:p text:style-name="P62"/>
          </table:table-cell>
          <table:table-cell table:style-name="Table8.E2" office:value-type="string">
            <text:p text:style-name="P62">Elements from the matrix are divided into the scalar value</text:p>
          </table:table-cell>
        </table:table-row>
        <table:table-row>
          <table:table-cell table:style-name="Table8.A2" office:value-type="string">
            <text:p text:style-name="P62">Scalar</text:p>
          </table:table-cell>
          <table:table-cell table:style-name="Table8.A2" office:value-type="string">
            <text:p text:style-name="P62">Power</text:p>
          </table:table-cell>
          <table:table-cell table:style-name="Table8.A2" office:value-type="string">
            <text:p text:style-name="P62">Matrix</text:p>
          </table:table-cell>
          <table:table-cell table:style-name="Table8.A2" office:value-type="string">
            <text:p text:style-name="P62"/>
          </table:table-cell>
          <table:table-cell table:style-name="Table8.E2" office:value-type="string">
            <text:p text:style-name="P62">Elements from the matrix are the exponent of the scalar value</text:p>
          </table:table-cell>
        </table:table-row>
        <table:table-row>
          <table:table-cell table:style-name="Table8.A2" office:value-type="string">
            <text:p text:style-name="P63">Matrix</text:p>
          </table:table-cell>
          <table:table-cell table:style-name="Table8.A2" office:value-type="string">
            <text:p text:style-name="P62">Addition</text:p>
          </table:table-cell>
          <table:table-cell table:style-name="Table8.A2" office:value-type="string">
            <text:p text:style-name="P64">Scalar</text:p>
          </table:table-cell>
          <table:table-cell table:style-name="Table8.A2" office:value-type="string">
            <text:p text:style-name="P62"/>
          </table:table-cell>
          <table:table-cell table:style-name="Table8.E2" office:value-type="string">
            <text:p text:style-name="P62">Elements from the matrix are added to the scalar value</text:p>
          </table:table-cell>
        </table:table-row>
        <table:table-row>
          <table:table-cell table:style-name="Table8.A2" office:value-type="string">
            <text:p text:style-name="P63">Matrix</text:p>
          </table:table-cell>
          <table:table-cell table:style-name="Table8.A2" office:value-type="string">
            <text:p text:style-name="P62">Subtraction</text:p>
          </table:table-cell>
          <table:table-cell table:style-name="Table8.A2" office:value-type="string">
            <text:p text:style-name="P64">Scalar</text:p>
          </table:table-cell>
          <table:table-cell table:style-name="Table8.A2" office:value-type="string">
            <text:p text:style-name="P62"/>
          </table:table-cell>
          <table:table-cell table:style-name="Table8.E2" office:value-type="string">
            <text:p text:style-name="P62"><text:span text:style-name="T45">The scalar value is </text:span>subtracted from <text:span text:style-name="T45">elements in </text:span>the <text:span text:style-name="T45">matrix</text:span></text:p>
          </table:table-cell>
        </table:table-row>
        <table:table-row>
          <table:table-cell table:style-name="Table8.A2" office:value-type="string">
            <text:p text:style-name="P63">Matrix</text:p>
          </table:table-cell>
          <table:table-cell table:style-name="Table8.A2" office:value-type="string">
            <text:p text:style-name="P62">Multiplication</text:p>
          </table:table-cell>
          <table:table-cell table:style-name="Table8.A2" office:value-type="string">
            <text:p text:style-name="P64">Scalar</text:p>
          </table:table-cell>
          <table:table-cell table:style-name="Table8.A2" office:value-type="string">
            <text:p text:style-name="P62"/>
          </table:table-cell>
          <table:table-cell table:style-name="Table8.E2" office:value-type="string">
            <text:p text:style-name="P62">Elements from the matrix are multiplied by the scalar value</text:p>
          </table:table-cell>
        </table:table-row>
        <table:table-row>
          <table:table-cell table:style-name="Table8.A2" office:value-type="string">
            <text:p text:style-name="P63">Matrix</text:p>
          </table:table-cell>
          <table:table-cell table:style-name="Table8.A2" office:value-type="string">
            <text:p text:style-name="P62">Division</text:p>
          </table:table-cell>
          <table:table-cell table:style-name="Table8.A2" office:value-type="string">
            <text:p text:style-name="P64">Scalar</text:p>
          </table:table-cell>
          <table:table-cell table:style-name="Table8.A2" office:value-type="string">
            <text:p text:style-name="P62"/>
          </table:table-cell>
          <table:table-cell table:style-name="Table8.E2" office:value-type="string">
            <text:p text:style-name="P62">Elements from the matrix are divided <text:span text:style-name="T45">by</text:span> the scalar value</text:p>
          </table:table-cell>
        </table:table-row>
        <table:table-row>
          <table:table-cell table:style-name="Table8.A2" office:value-type="string">
            <text:p text:style-name="P63">Matrix</text:p>
          </table:table-cell>
          <table:table-cell table:style-name="Table8.A2" office:value-type="string">
            <text:p text:style-name="P62">Power</text:p>
          </table:table-cell>
          <table:table-cell table:style-name="Table8.A2" office:value-type="string">
            <text:p text:style-name="P64">Scalar</text:p>
          </table:table-cell>
          <table:table-cell table:style-name="Table8.A2" office:value-type="string">
            <text:p text:style-name="P62"/>
          </table:table-cell>
          <table:table-cell table:style-name="Table8.E2" office:value-type="string">
            <text:p text:style-name="P62">Elements from the matrix are <text:span text:style-name="T45">raised to </text:span>the scalar value</text:p>
          </table:table-cell>
        </table:table-row>
      </table:table>
      <text:p text:style-name="P62"/>
      <text:p text:style-name="P69">K&amp;K BASIC restricts the assignment of a variable used in a matrix multiplication operation. BASIC-1965 does not impose this restriction. You may write:</text:p>
      <text:p text:style-name="P119"><text:span text:style-name="T38">11</text:span>0 <text:span text:style-name="T38">MAT A = A * C</text:span></text:p>
      <text:h text:style-name="P127" text:outline-level="2">Functions</text:h>
      <text:p text:style-name="P36">Functions may be used in numeric expressions.</text:p>
      <table:table table:name="Table5" table:style-name="Table5">
        <table:table-column table:style-name="Table5.A"/>
        <table:table-column table:style-name="Table5.B"/>
        <table:table-row>
          <table:table-cell table:style-name="Table5.A1" office:value-type="string">
            <text:p text:style-name="P13">Function</text:p>
          </table:table-cell>
          <table:table-cell table:style-name="Table5.B1" office:value-type="string">
            <text:p text:style-name="P13">Result</text:p>
          </table:table-cell>
        </table:table-row>
        <table:table-row>
          <table:table-cell table:style-name="Table5.A2" office:value-type="string">
            <text:p text:style-name="Standard">INT<text:span text:style-name="T18">(x)</text:span></text:p>
          </table:table-cell>
          <table:table-cell table:style-name="Table5.B2" office:value-type="string">
            <text:p text:style-name="P86">Return the integer part of a numeric value.</text:p>
          </table:table-cell>
        </table:table-row>
        <table:table-row>
          <table:table-cell table:style-name="Table5.A2" office:value-type="string">
            <text:p text:style-name="Standard">RND<text:span text:style-name="T18">(x)</text:span></text:p>
          </table:table-cell>
          <table:table-cell table:style-name="Table5.B2" office:value-type="string">
            <text:p text:style-name="P86">Return a random number from <text:span text:style-name="T37">zero</text:span> to x. The value is a floating-point value; RND(1) can return any value from zero to 1. A value of zero or less than zero is considered to be 1.</text:p>
          </table:table-cell>
        </table:table-row>
        <table:table-row>
          <table:table-cell table:style-name="Table5.A2" office:value-type="string">
            <text:p text:style-name="P37">RND()</text:p>
          </table:table-cell>
          <table:table-cell table:style-name="Table5.B2" office:value-type="string">
            <text:p text:style-name="P37">Equivalent to RND(100).</text:p>
          </table:table-cell>
        </table:table-row>
        <table:table-row>
          <table:table-cell table:style-name="Table5.A2" office:value-type="string">
            <text:p text:style-name="P6">EXP(x)</text:p>
          </table:table-cell>
          <table:table-cell table:style-name="Table5.B2" office:value-type="string">
            <text:p text:style-name="Text_20_body"><text:span text:style-name="T20">Computes e</text:span><text:span text:style-name="T21">x</text:span><text:span text:style-name="T18">.</text:span></text:p>
          </table:table-cell>
        </table:table-row>
        <table:table-row>
          <table:table-cell table:style-name="Table5.A2" office:value-type="string">
            <text:p text:style-name="P6">LOG(x)</text:p>
          </table:table-cell>
          <table:table-cell table:style-name="Table5.B2" office:value-type="string">
            <text:p text:style-name="P22">Computes the natural log of x. A value of zero or a negative value will cause an error.</text:p>
          </table:table-cell>
        </table:table-row>
        <table:table-row>
          <table:table-cell table:style-name="Table5.A2" office:value-type="string">
            <text:p text:style-name="P18">ABS(x)</text:p>
          </table:table-cell>
          <table:table-cell table:style-name="Table5.B2" office:value-type="string">
            <text:p text:style-name="P22">Computes the absolute value of x.</text:p>
          </table:table-cell>
        </table:table-row>
        <table:table-row>
          <table:table-cell table:style-name="Table5.A2" office:value-type="string">
            <text:p text:style-name="P18">SQR(x)</text:p>
          </table:table-cell>
          <table:table-cell table:style-name="Table5.B2" office:value-type="string">
            <text:p text:style-name="P22">Computes the square root of x. A negative value will cause an error.</text:p>
          </table:table-cell>
        </table:table-row>
        <text:soft-page-break/>
        <table:table-row>
          <table:table-cell table:style-name="Table5.A2" office:value-type="string">
            <text:p text:style-name="P18">SIN(x)</text:p>
          </table:table-cell>
          <table:table-cell table:style-name="Table5.B2" office:value-type="string">
            <text:p text:style-name="P22">Computes the sine of x, where x is in radians.</text:p>
          </table:table-cell>
        </table:table-row>
        <table:table-row>
          <table:table-cell table:style-name="Table5.A2" office:value-type="string">
            <text:p text:style-name="P20">COS(x)</text:p>
          </table:table-cell>
          <table:table-cell table:style-name="Table5.B2" office:value-type="string">
            <text:p text:style-name="P20">Computes the cosine of x, where x is in radians.</text:p>
          </table:table-cell>
        </table:table-row>
        <table:table-row>
          <table:table-cell table:style-name="Table5.A2" office:value-type="string">
            <text:p text:style-name="P43">TAN(x)</text:p>
          </table:table-cell>
          <table:table-cell table:style-name="Table5.B2" office:value-type="string">
            <text:p text:style-name="P43">Computes the tangent of x, where x is in radians.</text:p>
          </table:table-cell>
        </table:table-row>
        <table:table-row>
          <table:table-cell table:style-name="Table5.A2" office:value-type="string">
            <text:p text:style-name="P43">ATN(x)</text:p>
          </table:table-cell>
          <table:table-cell table:style-name="Table5.B2" office:value-type="string">
            <text:p text:style-name="P43">Computes the arctangent of x, providing the answer in radians.</text:p>
          </table:table-cell>
        </table:table-row>
        <table:table-row>
          <table:table-cell table:style-name="Table5.A2" office:value-type="string">
            <text:p text:style-name="P43">SGN(x)</text:p>
          </table:table-cell>
          <table:table-cell table:style-name="Table5.B2" office:value-type="string">
            <text:p text:style-name="P43">Returns 1, 0, or -1, for positive, zero, or negative values of x.</text:p>
          </table:table-cell>
        </table:table-row>
        <table:table-row>
          <table:table-cell table:style-name="Table5.A2" office:value-type="string">
            <text:p text:style-name="P64">TRN(<text:span text:style-name="T46">m</text:span>)</text:p>
          </table:table-cell>
          <table:table-cell table:style-name="Table5.B2" office:value-type="string">
            <text:p text:style-name="P64">Transposes values in a matrix, exchanging rows and columns.</text:p>
          </table:table-cell>
        </table:table-row>
        <table:table-row>
          <table:table-cell table:style-name="Table5.A2" office:value-type="string">
            <text:p text:style-name="P74">ZER(x)</text:p>
          </table:table-cell>
          <table:table-cell table:style-name="Table5.B2" office:value-type="string">
            <text:p text:style-name="P74">Creates an array containing all zeros, with x columns</text:p>
          </table:table-cell>
        </table:table-row>
        <table:table-row>
          <table:table-cell table:style-name="Table5.A2" office:value-type="string">
            <text:p text:style-name="P66">ZER(x,y)</text:p>
          </table:table-cell>
          <table:table-cell table:style-name="Table5.B2" office:value-type="string">
            <text:p text:style-name="P66">Creates a matrix containing all zeros, with x rows and y columns.</text:p>
          </table:table-cell>
        </table:table-row>
        <table:table-row>
          <table:table-cell table:style-name="Table5.A2" office:value-type="string">
            <text:p text:style-name="P74">CON(x)</text:p>
          </table:table-cell>
          <table:table-cell table:style-name="Table5.B2" office:value-type="string">
            <text:p text:style-name="P74">Creates an array containing all ones, with x columns</text:p>
          </table:table-cell>
        </table:table-row>
        <table:table-row>
          <table:table-cell table:style-name="Table5.A2" office:value-type="string">
            <text:p text:style-name="P66">CON(x,y)</text:p>
          </table:table-cell>
          <table:table-cell table:style-name="Table5.B2" office:value-type="string">
            <text:p text:style-name="P66">Creates a matrix containing all ones, with x rows and y columns.</text:p>
          </table:table-cell>
        </table:table-row>
        <table:table-row>
          <table:table-cell table:style-name="Table5.A2" office:value-type="string">
            <text:p text:style-name="P64">IDN(x)</text:p>
          </table:table-cell>
          <table:table-cell table:style-name="Table5.B2" office:value-type="string">
            <text:p text:style-name="P64">Creates an identity matrix (all zeros except for ones on the diagonal).</text:p>
          </table:table-cell>
        </table:table-row>
        <table:table-row>
          <table:table-cell table:style-name="Table5.A2" office:value-type="string">
            <text:p text:style-name="P64">IDN(x,x)</text:p>
          </table:table-cell>
          <table:table-cell table:style-name="Table5.B2" office:value-type="string">
            <text:p text:style-name="P64">Same as IDN(x). The two values must be identical, as identity matrices are always square.</text:p>
          </table:table-cell>
        </table:table-row>
        <table:table-row>
          <table:table-cell table:style-name="Table5.A2" office:value-type="string">
            <text:p text:style-name="P67">DET(m)</text:p>
          </table:table-cell>
          <table:table-cell table:style-name="Table5.B2" office:value-type="string">
            <text:p text:style-name="P67">Computes the determinant of the matrix. <text:span text:style-name="T54">The matrix must be square.</text:span></text:p>
          </table:table-cell>
        </table:table-row>
      </table:table>
      <text:h text:style-name="Heading_20_3" text:outline-level="3">Matrix function special forms</text:h>
      <text:p text:style-name="P72">The functions ZER, CON, and IDN have normal forms and special forms. When they are used as part of an expression, these functions must have parameters:</text:p>
      <text:p text:style-name="P113">130 LET S = <text:span text:style-name="T52">4</text:span></text:p>
      <text:p text:style-name="P122"><text:span text:style-name="T38">14</text:span>0 <text:span text:style-name="T38">MAT A = IDN(S) * 4</text:span></text:p>
      <text:p text:style-name="P122"><text:span text:style-name="T38">15</text:span>0 <text:span text:style-name="T38">MAT B = ZER(S+1,S) + COS(45*3.14159/2)</text:span></text:p>
      <text:p text:style-name="P108"/>
      <text:p text:style-name="P72">The special form allows for parameters to be omitted. The special form is when they are the sole element of the right-hand side of an assignment:</text:p>
      <text:p text:style-name="P113"><text:span text:style-name="T52">2</text:span>30 <text:span text:style-name="T52">DIM A(3,4), B(4,4)</text:span></text:p>
      <text:p text:style-name="P122"><text:span text:style-name="T52">24</text:span>0 <text:span text:style-name="T38">MAT A = CON</text:span></text:p>
      <text:p text:style-name="P122"><text:span text:style-name="T52">25</text:span>0 <text:span text:style-name="T38">MAT B = IDN</text:span></text:p>
      <text:p text:style-name="P122"/>
      <text:p text:style-name="P72">In this special form, the target variable must already exist and have dimensions specified.</text:p>
      <text:p text:style-name="P72">You can use the normal form in simple assignments:</text:p>
      <text:p text:style-name="P113"><text:span text:style-name="T52">2</text:span>30 <text:span text:style-name="T52">DIM A(3,4), B(4,4)</text:span></text:p>
      <text:p text:style-name="P122"><text:span text:style-name="T52">24</text:span>0 <text:span text:style-name="T38">MAT A = CON(3,4)</text:span></text:p>
      <text:p text:style-name="P122"><text:span text:style-name="T52">25</text:span>0 <text:span text:style-name="T38">MAT B = IDN(4,4)</text:span></text:p>
      <text:h text:style-name="P128" text:outline-level="2">Editing programs</text:h>
      <text:p text:style-name="Text_20_body">Programs may be edited externally and loaded with the LOAD command, and they may be entered and edited within BASIC-1965.</text:p>
      <text:p text:style-name="Text_20_body">An entered line is parsed and either executed or stored as part of the program. Lines that begin with numbers are considered part of the program; lines without numbers are executed immediately.</text:p>
      <text:p text:style-name="Text_20_body">To replace a line, enter a line with the number of the old line. You must enter the entire line; there <text:soft-page-break/>are no 'line editing' capabilities.</text:p>
      <text:h text:style-name="P134" text:outline-level="2">Outstanding issues</text:h>
      <text:list xml:id="list1456065525930632316" text:style-name="L2">
        <text:list-item>
          <text:p text:style-name="P155"><text:span text:style-name="T60">Allow INT() to truncate or to provide greatest integer not greater than the argument. (In other words, truncate toward zero or truncate toward negative infinity.)</text:span></text:p>
        </text:list-item>
      </text:list>
      <text:h text:style-name="Heading_20_2" text:outline-level="2">Commentary</text:h>
      <text:h text:style-name="Heading_20_3" text:outline-level="3">END statement</text:h>
      <text:p text:style-name="Standard">The END statement is a puzzle. Why do we need an END statement when the interpreter holds the entire list of statements? Does it not know the end of its own data structure?</text:p>
      <text:p text:style-name="Standard"/>
      <text:p text:style-name="Standard">END will cause execution to STOP, which is a proper action. But why not simply use a STOP statement? Or why not simply stop execution when the interpreter encounters the end of the list of statements?</text:p>
      <text:p text:style-name="Standard"/>
      <text:p text:style-name="Standard">END seems to be a vestige of FORTRAN programming. FORTRAN needed an END to signal the compiler that the module was complete, and a separate STOP statement to generate code to return control to the operating system.</text:p>
      <text:p text:style-name="Standard"/>
      <text:p text:style-name="Standard">Further readings indicate that the END statement preceded the STOP statement; that is the very early implementations of BASIC had END but not STOP. It might be that STOP was added later, and END was kept for compatibility.</text:p>
      <text:h text:style-name="Heading_20_1" text:outline-level="1">Alkaline – a twist on BASIC</text:h>
      <text:p text:style-name="P82">Writing the BASIC-1965 interpreter has given me insights into the BASIC language. Always willing to make improvements, I have several ideas for a newer, better BASIC language.</text:p>
      <text:p text:style-name="P82"/>
      <text:p text:style-name="P85">Alkaline keeps the flavor of BASIC while making several changes. Some might argue that Alkaline is not BASIC – and they are correct. It is different from BASIC and defferent enough that I picked a different name.</text:p>
      <text:h text:style-name="Heading_20_2" text:outline-level="2">Service-oriented</text:h>
      <text:p text:style-name="P37">Alkaline is designed to drive web services, handling incoming requests and providing responses.</text:p>
      <text:h text:style-name="Heading_20_2" text:outline-level="2">No <text:span text:style-name="T30">interactive mode</text:span></text:h>
      <text:p text:style-name="P37">No NEW, LOAD, LIST, SAVE, RUN, or TRACE commands.</text:p>
      <text:h text:style-name="Heading_20_2" text:outline-level="2">More precision</text:h>
      <text:p text:style-name="P37">Alkaline uses Ruby's full precision for variable values.</text:p>
      <text:h text:style-name="P129" text:outline-level="2">Variable names</text:h>
      <text:p text:style-name="P68">Variable names may be one letter. (No following digit).</text:p>
      <text:h text:style-name="Heading_20_2" text:outline-level="2"><text:soft-page-break/>Initial variables</text:h>
      <text:p text:style-name="P24"><text:span text:style-name="T30">Variables may be assigned </text:span>values before the program runs.</text:p>
      <text:h text:style-name="Heading_20_2" text:outline-level="2">No INPUT statement</text:h>
      <text:p text:style-name="P24">Alkaline is designed for web services, with no interaction with the user. Thus, data can be supplied via DATA statements but not acquired via INPUT statements.</text:p>
      <text:h text:style-name="P130" text:outline-level="2">No GOTO <text:span text:style-name="T48">or </text:span>statement</text:h>
      <text:p text:style-name="P46">With the WHILE/ENDWHILE and the enhanced IF/THEN/ELSE statement, GOTO is not necessary.</text:p>
      <text:h text:style-name="P131" text:outline-level="2">No line numbers</text:h>
      <text:p text:style-name="P88">Without GOTO statements, we don't need line numbers.</text:p>
      <text:h text:style-name="P129" text:outline-level="2">GOSUB invokes a function</text:h>
      <text:p text:style-name="P118">SUB A</text:p>
      <text:p text:style-name="P95"><text:s/><text:span text:style-name="T49">B = A*2</text:span></text:p>
      <text:p text:style-name="P117"><text:s/>PRINT "<text:span text:style-name="T48">B</text:span>" <text:span text:style-name="T48">B</text:span></text:p>
      <text:p text:style-name="P118">END</text:p>
      <text:p text:style-name="P118"/>
      <text:p text:style-name="P118">LET A = 100</text:p>
      <text:p text:style-name="P118">GOSUB A</text:p>
      <text:p text:style-name="P118">LET A = 200</text:p>
      <text:p text:style-name="P118">GOSUB A</text:p>
      <text:h text:style-name="P131" text:outline-level="2">No <text:span text:style-name="T48">RETURN statement</text:span></text:h>
      <text:p text:style-name="P91">Functions invoked through GOSUB return at their end.</text:p>
      <text:h text:style-name="P131" text:outline-level="2">DATA statements</text:h>
      <text:p text:style-name="P19">Execute DATA statements in-line (as regular statements) and not as the program starts. (This is the way BASIC-1965 executes DATA statements now.)</text:p>
      <text:h text:style-name="Heading_20_2" text:outline-level="2">IF/ELSE/END statements</text:h>
      <text:p text:style-name="P82">Create a new set of statements for IF, ELSE, and END. Something like:</text:p>
      <text:p text:style-name="P82"/>
      <text:p text:style-name="Preformatted_20_Text">LET A = 10</text:p>
      <text:p text:style-name="P92">IF A &gt; 20</text:p>
      <text:p text:style-name="Preformatted_20_Text"><text:s/>PRINT "A is large"</text:p>
      <text:p text:style-name="P92">ELSE</text:p>
      <text:p text:style-name="Preformatted_20_Text"><text:s/>PRINT "A is small"</text:p>
      <text:p text:style-name="P92">END</text:p>
      <text:p text:style-name="Preformatted_20_Text">END</text:p>
      <text:p text:style-name="Preformatted_20_Text"/>
      <text:h text:style-name="Heading_20_2" text:outline-level="2">WHILE/END<text:span text:style-name="T34">WHILE</text:span> statements</text:h>
      <text:p text:style-name="P82">Create a new set of statements for WHILE and WEND. Something like:</text:p>
      <text:p text:style-name="P82"/>
      <text:p text:style-name="Preformatted_20_Text">LET A = 10</text:p>
      <text:p text:style-name="P92">WHILE A &gt; 0</text:p>
      <text:p text:style-name="Preformatted_20_Text"><text:s/>PRINT A</text:p>
      <text:p text:style-name="Preformatted_20_Text"><text:soft-page-break/><text:s/>LET A = A-1</text:p>
      <text:p text:style-name="P92">END</text:p>
      <text:p text:style-name="Preformatted_20_Text">PRINT "Done"</text:p>
      <text:p text:style-name="Preformatted_20_Text">END</text:p>
      <text:p text:style-name="Preformatted_20_Text"/>
      <text:h text:style-name="P132" text:outline-level="2">NEXT statement</text:h>
      <text:p text:style-name="P84">Don't use a control variable. Instead, remember the most recent FOR statement. <text:span text:style-name="T25">Something like:</text:span></text:p>
      <text:p text:style-name="P84"/>
      <text:p text:style-name="P116">FOR I = 1 TO 10</text:p>
      <text:p text:style-name="P116"><text:s/>FOR J = 1 TO 5</text:p>
      <text:p text:style-name="P116"><text:s text:c="2"/>PRINT I*J</text:p>
      <text:p text:style-name="P94"><text:s/>NEXT</text:p>
      <text:p text:style-name="P94">NEXT</text:p>
      <text:p text:style-name="P116">END</text:p>
      <text:h text:style-name="P132" text:outline-level="2"><text:span text:style-name="T47">EACH</text:span> statement</text:h>
      <text:p text:style-name="P83"><text:span text:style-name="T47">Similar to a FOR statement, associated with an array or matrix</text:span>. <text:span text:style-name="T25">Something like:</text:span></text:p>
      <text:p text:style-name="P83"/>
      <text:p text:style-name="P115">MAT LET A = IDN(5)</text:p>
      <text:p text:style-name="P93">EACH E IN A</text:p>
      <text:p text:style-name="P114"><text:s/><text:span text:style-name="T47">PRINT "ELEMENT: " E</text:span></text:p>
      <text:p text:style-name="P93">NEXT</text:p>
      <text:p text:style-name="P116"/>
      <text:h text:style-name="P133" text:outline-level="2">Functions</text:h>
      <table:table table:name="Table9" table:style-name="Table9">
        <table:table-column table:style-name="Table9.A"/>
        <table:table-column table:style-name="Table9.B"/>
        <table:table-column table:style-name="Table9.C"/>
        <table:table-row>
          <table:table-cell table:style-name="Table9.A1" office:value-type="string">
            <text:p text:style-name="P90">Name</text:p>
          </table:table-cell>
          <table:table-cell table:style-name="Table9.A1" office:value-type="string">
            <text:p text:style-name="P90">Arguments</text:p>
          </table:table-cell>
          <table:table-cell table:style-name="Table9.C1" office:value-type="string">
            <text:p text:style-name="P90">Purpose</text:p>
          </table:table-cell>
        </table:table-row>
        <table:table-row>
          <table:table-cell table:style-name="Table9.A2" office:value-type="string">
            <text:p text:style-name="P89">MIN</text:p>
          </table:table-cell>
          <table:table-cell table:style-name="Table9.A2" office:value-type="string">
            <text:p text:style-name="P89">variable number</text:p>
          </table:table-cell>
          <table:table-cell table:style-name="Table9.C2" office:value-type="string">
            <text:p text:style-name="P89">Calculates the minimum value of all arguments</text:p>
          </table:table-cell>
        </table:table-row>
        <table:table-row>
          <table:table-cell table:style-name="Table9.A2" office:value-type="string">
            <text:p text:style-name="P89">MAX</text:p>
          </table:table-cell>
          <table:table-cell table:style-name="Table9.A2" office:value-type="string">
            <text:p text:style-name="P89">variable number</text:p>
          </table:table-cell>
          <table:table-cell table:style-name="Table9.C2" office:value-type="string">
            <text:p text:style-name="P89">Calculates the maximum value of all arguments</text:p>
          </table:table-cell>
        </table:table-row>
        <table:table-row>
          <table:table-cell table:style-name="Table9.A2" office:value-type="string">
            <text:p text:style-name="P89">DOT</text:p>
          </table:table-cell>
          <table:table-cell table:style-name="Table9.A2" office:value-type="string">
            <text:p text:style-name="P89">array, array</text:p>
          </table:table-cell>
          <table:table-cell table:style-name="Table9.C2" office:value-type="string">
            <text:p text:style-name="P89">Calculates dot product, returns scalar. A form of matric multiplication; MAT operations require at least one 2-D matrix.</text:p>
          </table:table-cell>
        </table:table-row>
        <table:table-row>
          <table:table-cell table:style-name="Table9.A2" office:value-type="string">
            <text:p text:style-name="P89">ROW</text:p>
          </table:table-cell>
          <table:table-cell table:style-name="Table9.A2" office:value-type="string">
            <text:p text:style-name="P89">matrix, row number</text:p>
          </table:table-cell>
          <table:table-cell table:style-name="Table9.C2" office:value-type="string">
            <text:p text:style-name="P89">Extracts row from matrix</text:p>
          </table:table-cell>
        </table:table-row>
        <table:table-row>
          <table:table-cell table:style-name="Table9.A2" office:value-type="string">
            <text:p text:style-name="P89">COL</text:p>
          </table:table-cell>
          <table:table-cell table:style-name="Table9.A2" office:value-type="string">
            <text:p text:style-name="P89">matrix, column number</text:p>
          </table:table-cell>
          <table:table-cell table:style-name="Table9.C2" office:value-type="string">
            <text:p text:style-name="P89">Extracts column from matrix</text:p>
          </table:table-cell>
        </table:table-row>
        <table:table-row>
          <table:table-cell table:style-name="Table9.A2" office:value-type="string">
            <text:p text:style-name="P89">ROWS</text:p>
          </table:table-cell>
          <table:table-cell table:style-name="Table9.A2" office:value-type="string">
            <text:p text:style-name="P89">matrix</text:p>
          </table:table-cell>
          <table:table-cell table:style-name="Table9.C2" office:value-type="string">
            <text:p text:style-name="P89">Reports number of rows in matrix</text:p>
          </table:table-cell>
        </table:table-row>
        <table:table-row>
          <table:table-cell table:style-name="Table9.A2" office:value-type="string">
            <text:p text:style-name="P89">COLS</text:p>
          </table:table-cell>
          <table:table-cell table:style-name="Table9.A2" office:value-type="string">
            <text:p text:style-name="P89">matrix</text:p>
          </table:table-cell>
          <table:table-cell table:style-name="Table9.C2" office:value-type="string">
            <text:p text:style-name="P89">Reports number of columns in matrix</text:p>
          </table:table-cell>
        </table:table-row>
      </table:table>
      <text:p text:style-name="P89"/>
      <text:p text:style-name="P8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H7M1S</meta:editing-duration>
    <meta:editing-cycles>56</meta:editing-cycles>
    <meta:generator>LibreOffice/5.1.4.2$Linux_X86_64 LibreOffice_project/10m0$Build-2</meta:generator>
    <dc:date>2016-08-20T18:40:47.968244496</dc:date>
    <meta:document-statistic meta:table-count="9" meta:image-count="0" meta:object-count="0" meta:page-count="18" meta:paragraph-count="618" meta:word-count="4883" meta:character-count="27825" meta:non-whitespace-character-count="23561"/>
    <meta:user-defined meta:name="Info 1"/>
    <meta:user-defined meta:name="Info 2"/>
    <meta:user-defined meta:name="Info 3"/>
    <meta:user-defined meta:name="Info 4"/>
  </office:meta>
</office:document-meta>
</file>